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2.699cm"/>
    </style:style>
    <style:style style:name="Table18.B" style:family="table-column">
      <style:table-column-properties style:column-width="2.949cm"/>
    </style:style>
    <style:style style:name="Table18.C" style:family="table-column">
      <style:table-column-properties style:column-width="11.36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2.699cm"/>
    </style:style>
    <style:style style:name="Table16.B" style:family="table-column">
      <style:table-column-properties style:column-width="2.949cm"/>
    </style:style>
    <style:style style:name="Table16.C" style:family="table-column">
      <style:table-column-properties style:column-width="11.36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.296cm"/>
    </style:style>
    <style:style style:name="Table15.B" style:family="table-column">
      <style:table-column-properties style:column-width="4.101cm"/>
    </style:style>
    <style:style style:name="Table15.C" style:family="table-column">
      <style:table-column-properties style:column-width="11.615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11982a0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11a23e5" style:font-weight-asian="bold" style:font-weight-complex="bold"/>
    </style:style>
    <style:style style:name="P23" style:family="paragraph" style:parent-style-name="Standard">
      <style:text-properties fo:font-weight="bold" officeooo:rsid="000a0ba2" officeooo:paragraph-rsid="011da2d5" style:font-weight-asian="bold" style:font-weight-complex="bold"/>
    </style:style>
    <style:style style:name="P24" style:family="paragraph" style:parent-style-name="Standard">
      <style:text-properties fo:font-weight="bold" officeooo:rsid="000a0ba2" officeooo:paragraph-rsid="01236941" style:font-weight-asian="bold" style:font-weight-complex="bold"/>
    </style:style>
    <style:style style:name="P25" style:family="paragraph" style:parent-style-name="Standard">
      <style:text-properties fo:font-weight="bold" officeooo:paragraph-rsid="003c6a3c" style:font-weight-asian="bold" style:font-weight-complex="bold"/>
    </style:style>
    <style:style style:name="P26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7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8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9" style:family="paragraph" style:parent-style-name="Standard">
      <style:text-properties fo:font-weight="bold" officeooo:paragraph-rsid="0055e1d1" style:font-weight-asian="bold" style:font-weight-complex="bold"/>
    </style:style>
    <style:style style:name="P30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1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2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3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4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5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6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37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8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39" style:family="paragraph" style:parent-style-name="Standard">
      <style:text-properties fo:font-weight="bold" officeooo:rsid="00868d7d" officeooo:paragraph-rsid="01236941" style:font-weight-asian="bold" style:font-weight-complex="bold"/>
    </style:style>
    <style:style style:name="P40" style:family="paragraph" style:parent-style-name="Standard">
      <style:text-properties fo:font-weight="bold" officeooo:paragraph-rsid="008e7c68" style:font-weight-asian="bold" style:font-weight-complex="bold"/>
    </style:style>
    <style:style style:name="P41" style:family="paragraph" style:parent-style-name="Standard">
      <style:text-properties fo:font-weight="bold" officeooo:paragraph-rsid="00a38390" style:font-weight-asian="bold" style:font-weight-complex="bold"/>
    </style:style>
    <style:style style:name="P42" style:family="paragraph" style:parent-style-name="Standard">
      <style:text-properties fo:font-weight="bold" officeooo:paragraph-rsid="00ced058" style:font-weight-asian="bold" style:font-weight-complex="bold"/>
    </style:style>
    <style:style style:name="P43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44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5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6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7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48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4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5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53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60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6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62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63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6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68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69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70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71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72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73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74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75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7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77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78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1167309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officeooo:paragraph-rsid="00df74b2" style:font-style-asian="italic" style:font-style-complex="italic"/>
    </style:style>
    <style:style style:name="P129" style:family="paragraph" style:parent-style-name="Standard">
      <style:text-properties fo:font-style="italic" officeooo:paragraph-rsid="00f9da51" style:font-style-asian="italic" style:font-style-complex="italic"/>
    </style:style>
    <style:style style:name="P130" style:family="paragraph" style:parent-style-name="Standard">
      <style:text-properties fo:font-style="italic" officeooo:paragraph-rsid="00fe9f59" style:font-style-asian="italic" style:font-style-complex="italic"/>
    </style:style>
    <style:style style:name="P131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fo:font-weight="normal" officeooo:rsid="000a8804" officeooo:paragraph-rsid="011e08dc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62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63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64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65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166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67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68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70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71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72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73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74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75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76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177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78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79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80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81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82" style:family="paragraph" style:parent-style-name="Standard">
      <style:text-properties fo:font-size="11pt" fo:font-weight="normal" officeooo:rsid="000a8804" officeooo:paragraph-rsid="011982a0" style:font-size-asian="11pt" style:font-weight-asian="normal" style:font-size-complex="11pt" style:font-weight-complex="normal"/>
    </style:style>
    <style:style style:name="P183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84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86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87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88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89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90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191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92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93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text-properties fo:font-size="11pt" fo:font-style="normal" fo:font-weight="bold" officeooo:rsid="001b74eb" officeooo:paragraph-rsid="011982a0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5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6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07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08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09" style:family="paragraph" style:parent-style-name="Standard">
      <style:text-properties fo:font-size="11pt" fo:font-style="italic" fo:font-weight="normal" officeooo:rsid="000a0ba2" officeooo:paragraph-rsid="0118148c" style:font-size-asian="11pt" style:font-style-asian="italic" style:font-weight-asian="normal" style:font-size-complex="11pt" style:font-style-complex="italic" style:font-weight-complex="normal"/>
    </style:style>
    <style:style style:name="P210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11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12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16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1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8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19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20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text-properties officeooo:paragraph-rsid="011982a0"/>
    </style:style>
    <style:style style:name="P222" style:family="paragraph" style:parent-style-name="Standard">
      <style:text-properties officeooo:paragraph-rsid="011f9d35"/>
    </style:style>
    <style:style style:name="P223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24" style:family="paragraph" style:parent-style-name="Table_20_Contents">
      <style:text-properties officeooo:rsid="000a003f" officeooo:paragraph-rsid="004b1523"/>
    </style:style>
    <style:style style:name="P225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29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30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31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32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33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34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235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42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43" style:family="paragraph" style:parent-style-name="Table_20_Contents">
      <style:text-properties officeooo:rsid="00420c0b" officeooo:paragraph-rsid="004b1523"/>
    </style:style>
    <style:style style:name="P244" style:family="paragraph" style:parent-style-name="Table_20_Contents">
      <style:text-properties officeooo:rsid="00424429" officeooo:paragraph-rsid="004b1523"/>
    </style:style>
    <style:style style:name="P245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46" style:family="paragraph" style:parent-style-name="Table_20_Contents">
      <style:text-properties officeooo:rsid="0043a449" officeooo:paragraph-rsid="004b1523"/>
    </style:style>
    <style:style style:name="P247" style:family="paragraph" style:parent-style-name="Table_20_Contents">
      <style:text-properties officeooo:rsid="00456f25" officeooo:paragraph-rsid="00d22949"/>
    </style:style>
    <style:style style:name="P248" style:family="paragraph" style:parent-style-name="Table_20_Contents">
      <style:text-properties officeooo:rsid="005f39e8" officeooo:paragraph-rsid="005f39e8"/>
    </style:style>
    <style:style style:name="P249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50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51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52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253" style:family="paragraph" style:parent-style-name="Table_20_Contents">
      <style:text-properties officeooo:rsid="005f39e8" officeooo:paragraph-rsid="007ef7ca"/>
    </style:style>
    <style:style style:name="P254" style:family="paragraph" style:parent-style-name="Table_20_Contents">
      <style:text-properties officeooo:rsid="005f39e8" officeooo:paragraph-rsid="00c1cf8b"/>
    </style:style>
    <style:style style:name="P255" style:family="paragraph" style:parent-style-name="Table_20_Contents">
      <style:text-properties officeooo:rsid="005f39e8" officeooo:paragraph-rsid="00ced058"/>
    </style:style>
    <style:style style:name="P256" style:family="paragraph" style:parent-style-name="Table_20_Contents">
      <style:text-properties officeooo:rsid="005f39e8" officeooo:paragraph-rsid="00f5aa88"/>
    </style:style>
    <style:style style:name="P257" style:family="paragraph" style:parent-style-name="Table_20_Contents">
      <style:text-properties officeooo:rsid="005f39e8" officeooo:paragraph-rsid="00f78902"/>
    </style:style>
    <style:style style:name="P258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59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60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61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262" style:family="paragraph" style:parent-style-name="Table_20_Contents">
      <style:text-properties officeooo:rsid="006232e6" officeooo:paragraph-rsid="006232e6"/>
    </style:style>
    <style:style style:name="P263" style:family="paragraph" style:parent-style-name="Table_20_Contents">
      <style:text-properties officeooo:rsid="006232e6" officeooo:paragraph-rsid="00d4e130"/>
    </style:style>
    <style:style style:name="P264" style:family="paragraph" style:parent-style-name="Table_20_Contents">
      <style:text-properties officeooo:rsid="006232e6" officeooo:paragraph-rsid="00f93c5f"/>
    </style:style>
    <style:style style:name="P265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66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67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68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269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70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271" style:family="paragraph" style:parent-style-name="Table_20_Contents">
      <style:text-properties officeooo:rsid="0072af4f" officeooo:paragraph-rsid="00bbdd3e"/>
    </style:style>
    <style:style style:name="P272" style:family="paragraph" style:parent-style-name="Table_20_Contents">
      <style:text-properties officeooo:rsid="0072af4f" officeooo:paragraph-rsid="00d6c54d"/>
    </style:style>
    <style:style style:name="P273" style:family="paragraph" style:parent-style-name="Table_20_Contents">
      <style:text-properties officeooo:rsid="0072af4f" officeooo:paragraph-rsid="00f93c5f"/>
    </style:style>
    <style:style style:name="P274" style:family="paragraph" style:parent-style-name="Table_20_Contents">
      <style:text-properties officeooo:rsid="00777232" officeooo:paragraph-rsid="00777232"/>
    </style:style>
    <style:style style:name="P275" style:family="paragraph" style:parent-style-name="Table_20_Contents">
      <style:text-properties officeooo:rsid="00777232" officeooo:paragraph-rsid="00f93f80"/>
    </style:style>
    <style:style style:name="P276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77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78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279" style:family="paragraph" style:parent-style-name="Table_20_Contents">
      <style:text-properties officeooo:rsid="0078e3b6" officeooo:paragraph-rsid="0078e3b6"/>
    </style:style>
    <style:style style:name="P280" style:family="paragraph" style:parent-style-name="Table_20_Contents">
      <style:text-properties officeooo:rsid="0078e3b6" officeooo:paragraph-rsid="007ef7ca"/>
    </style:style>
    <style:style style:name="P281" style:family="paragraph" style:parent-style-name="Table_20_Contents">
      <style:text-properties officeooo:rsid="0078e3b6" officeooo:paragraph-rsid="00ced058"/>
    </style:style>
    <style:style style:name="P282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83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84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285" style:family="paragraph" style:parent-style-name="Table_20_Contents">
      <style:text-properties officeooo:rsid="007a820b" officeooo:paragraph-rsid="007a820b"/>
    </style:style>
    <style:style style:name="P286" style:family="paragraph" style:parent-style-name="Table_20_Contents">
      <style:text-properties officeooo:rsid="007a820b" officeooo:paragraph-rsid="007ef7ca"/>
    </style:style>
    <style:style style:name="P287" style:family="paragraph" style:parent-style-name="Table_20_Contents">
      <style:text-properties officeooo:rsid="007a820b" officeooo:paragraph-rsid="00ced058"/>
    </style:style>
    <style:style style:name="P288" style:family="paragraph" style:parent-style-name="Table_20_Contents">
      <style:text-properties officeooo:rsid="0080103f" officeooo:paragraph-rsid="0080103f"/>
    </style:style>
    <style:style style:name="P289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290" style:family="paragraph" style:parent-style-name="Table_20_Contents">
      <style:text-properties officeooo:rsid="0091eff5" officeooo:paragraph-rsid="0091eff5"/>
    </style:style>
    <style:style style:name="P291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92" style:family="paragraph" style:parent-style-name="Table_20_Contents">
      <style:text-properties officeooo:rsid="00b6c1fa" officeooo:paragraph-rsid="00b6c1fa"/>
    </style:style>
    <style:style style:name="P293" style:family="paragraph" style:parent-style-name="Table_20_Contents">
      <style:text-properties officeooo:rsid="007435fb" officeooo:paragraph-rsid="00f78902"/>
    </style:style>
    <style:style style:name="P294" style:family="paragraph" style:parent-style-name="Table_20_Contents">
      <style:text-properties officeooo:rsid="007435fb" officeooo:paragraph-rsid="0111642e"/>
    </style:style>
    <style:style style:name="P295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96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97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98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99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300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301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302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303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304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305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306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307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308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309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310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11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12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13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14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15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16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17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18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19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20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P321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24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25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28" style:family="paragraph" style:parent-style-name="Table_20_Contents">
      <style:text-properties officeooo:rsid="00d22949" officeooo:paragraph-rsid="00d22949"/>
    </style:style>
    <style:style style:name="P329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30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31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332" style:family="paragraph" style:parent-style-name="Table_20_Contents">
      <style:text-properties officeooo:rsid="00c042ca" officeooo:paragraph-rsid="00d2cda8"/>
    </style:style>
    <style:style style:name="P333" style:family="paragraph" style:parent-style-name="Table_20_Contents">
      <style:text-properties officeooo:rsid="012a6b21" officeooo:paragraph-rsid="0162282a"/>
    </style:style>
    <style:style style:name="P334" style:family="paragraph" style:parent-style-name="Table_20_Contents">
      <style:text-properties officeooo:rsid="00741fe3" officeooo:paragraph-rsid="010fcb8c"/>
    </style:style>
    <style:style style:name="P335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36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37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38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39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40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41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342" style:family="paragraph" style:parent-style-name="Table_20_Contents">
      <style:paragraph-properties fo:text-align="center" style:justify-single-word="false"/>
      <style:text-properties fo:font-weight="bold" officeooo:rsid="000a003f" officeooo:paragraph-rsid="0125c95f" style:font-weight-asian="bold" style:font-weight-complex="bold"/>
    </style:style>
    <style:style style:name="P343" style:family="paragraph" style:parent-style-name="Table_20_Contents">
      <style:text-properties fo:font-weight="bold" officeooo:rsid="000a003f" officeooo:paragraph-rsid="0125c95f" style:font-weight-asian="bold" style:font-weight-complex="bold"/>
    </style:style>
    <style:style style:name="P344" style:family="paragraph" style:parent-style-name="Table_20_Contents">
      <style:paragraph-properties fo:text-align="center" style:justify-single-word="false"/>
      <style:text-properties fo:font-weight="bold" officeooo:rsid="005f39e8" officeooo:paragraph-rsid="0125c95f" style:font-weight-asian="bold" style:font-weight-complex="bold"/>
    </style:style>
    <style:style style:name="P345" style:family="paragraph" style:parent-style-name="Table_20_Contents">
      <style:text-properties officeooo:rsid="00456f25" officeooo:paragraph-rsid="0125c95f"/>
    </style:style>
    <style:style style:name="P346" style:family="paragraph" style:parent-style-name="Table_20_Contents">
      <style:paragraph-properties fo:text-align="center" style:justify-single-word="false"/>
      <style:text-properties officeooo:rsid="0082c2e7" officeooo:paragraph-rsid="0125c95f"/>
    </style:style>
    <style:style style:name="P347" style:family="paragraph" style:parent-style-name="Table_20_Contents">
      <style:paragraph-properties fo:text-align="center" style:justify-single-word="false"/>
      <style:text-properties officeooo:rsid="00d22949" officeooo:paragraph-rsid="0125c95f"/>
    </style:style>
    <style:style style:name="P348" style:family="paragraph" style:parent-style-name="Table_20_Contents">
      <style:paragraph-properties fo:text-align="center" style:justify-single-word="false"/>
      <style:text-properties fo:font-size="12pt" officeooo:rsid="005f39e8" officeooo:paragraph-rsid="0125c95f" style:font-size-asian="12pt" style:font-size-complex="12pt"/>
    </style:style>
    <style:style style:name="P349" style:family="paragraph" style:parent-style-name="Table_20_Contents">
      <style:text-properties fo:font-size="12pt" officeooo:rsid="005f39e8" officeooo:paragraph-rsid="0125c95f" style:font-size-asian="12pt" style:font-size-complex="12pt"/>
    </style:style>
    <style:style style:name="P350" style:family="paragraph" style:parent-style-name="Table_20_Contents">
      <style:paragraph-properties fo:text-align="center" style:justify-single-word="false"/>
      <style:text-properties officeooo:rsid="005f39e8" officeooo:paragraph-rsid="0125c95f"/>
    </style:style>
    <style:style style:name="P351" style:family="paragraph" style:parent-style-name="Table_20_Contents">
      <style:text-properties officeooo:rsid="005f39e8" officeooo:paragraph-rsid="0125c95f"/>
    </style:style>
    <style:style style:name="P352" style:family="paragraph" style:parent-style-name="Table_20_Contents">
      <style:text-properties officeooo:rsid="00c042ca" officeooo:paragraph-rsid="0125c95f"/>
    </style:style>
    <style:style style:name="P353" style:family="paragraph" style:parent-style-name="Table_20_Contents">
      <style:paragraph-properties fo:text-align="center" style:justify-single-word="false"/>
      <style:text-properties officeooo:rsid="0078e3b6" officeooo:paragraph-rsid="0125c95f"/>
    </style:style>
    <style:style style:name="P354" style:family="paragraph" style:parent-style-name="Table_20_Contents">
      <style:text-properties officeooo:rsid="0078e3b6" officeooo:paragraph-rsid="0125c95f"/>
    </style:style>
    <style:style style:name="P355" style:family="paragraph" style:parent-style-name="Table_20_Contents">
      <style:paragraph-properties fo:text-align="center" style:justify-single-word="false"/>
      <style:text-properties officeooo:rsid="006232e6" officeooo:paragraph-rsid="0125c95f"/>
    </style:style>
    <style:style style:name="P356" style:family="paragraph" style:parent-style-name="Table_20_Contents">
      <style:text-properties officeooo:rsid="006232e6" officeooo:paragraph-rsid="0125c95f"/>
    </style:style>
    <style:style style:name="P357" style:family="paragraph" style:parent-style-name="Table_20_Contents">
      <style:paragraph-properties fo:text-align="center" style:justify-single-word="false"/>
      <style:text-properties officeooo:rsid="0063adbe" officeooo:paragraph-rsid="0125c95f"/>
    </style:style>
    <style:style style:name="P358" style:family="paragraph" style:parent-style-name="Table_20_Contents">
      <style:text-properties officeooo:rsid="0072af4f" officeooo:paragraph-rsid="0125c95f"/>
    </style:style>
    <style:style style:name="P359" style:family="paragraph" style:parent-style-name="Table_20_Contents">
      <style:paragraph-properties fo:text-align="center" style:justify-single-word="false"/>
      <style:text-properties officeooo:rsid="007a820b" officeooo:paragraph-rsid="0125c95f"/>
    </style:style>
    <style:style style:name="P360" style:family="paragraph" style:parent-style-name="Table_20_Contents">
      <style:text-properties officeooo:rsid="007a820b" officeooo:paragraph-rsid="0125c95f"/>
    </style:style>
    <style:style style:name="P361" style:family="paragraph" style:parent-style-name="Table_20_Contents">
      <style:text-properties officeooo:rsid="01262dac" officeooo:paragraph-rsid="01262dac"/>
    </style:style>
    <style:style style:name="P362" style:family="paragraph" style:parent-style-name="Standard">
      <style:paragraph-properties fo:break-before="page"/>
      <style:text-properties fo:font-size="15pt" fo:font-weight="bold" officeooo:rsid="01143ced" officeooo:paragraph-rsid="0118e63d" style:font-size-asian="15pt" style:font-weight-asian="bold" style:font-size-complex="15pt" style:font-weight-complex="bold"/>
    </style:style>
    <style:style style:name="P363" style:family="paragraph" style:parent-style-name="Standard">
      <style:paragraph-properties fo:break-before="page"/>
      <style:text-properties fo:font-size="15pt" fo:font-weight="bold" officeooo:rsid="008e7c68" officeooo:paragraph-rsid="0121872b" style:font-size-asian="15pt" style:font-weight-asian="bold" style:font-size-complex="15pt" style:font-weight-complex="bold"/>
    </style:style>
    <style:style style:name="P364" style:family="paragraph" style:parent-style-name="Standard">
      <style:paragraph-properties fo:break-before="page"/>
      <style:text-properties fo:font-size="15pt" fo:font-weight="bold" officeooo:paragraph-rsid="0125c95f" style:font-size-asian="15pt" style:font-weight-asian="bold" style:font-size-complex="15pt" style:font-weight-complex="bold"/>
    </style:style>
    <style:style style:name="P365" style:family="paragraph" style:parent-style-name="Standard">
      <style:paragraph-properties fo:break-before="page"/>
      <style:text-properties fo:font-weight="bold" officeooo:rsid="000a0ba2" officeooo:paragraph-rsid="0125c95f" style:font-weight-asian="bold" style:font-weight-complex="bold"/>
    </style:style>
    <style:style style:name="P366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367" style:family="paragraph" style:parent-style-name="Standard">
      <style:text-properties fo:font-size="12pt" fo:font-style="italic" fo:font-weight="bold" officeooo:rsid="00dbb4a4" officeooo:paragraph-rsid="0125c95f" style:font-size-asian="12pt" style:font-style-asian="italic" style:font-weight-asian="bold" style:font-size-complex="12pt" style:font-style-complex="italic" style:font-weight-complex="bold"/>
    </style:style>
    <style:style style:name="P368" style:family="paragraph" style:parent-style-name="Standard">
      <style:text-properties fo:font-size="12pt" fo:font-style="italic" fo:font-weight="normal" officeooo:rsid="00dbb4a4" officeooo:paragraph-rsid="0125c95f" style:font-size-asian="12pt" style:font-style-asian="italic" style:font-weight-asian="normal" style:font-size-complex="12pt" style:font-style-complex="italic" style:font-weight-complex="normal"/>
    </style:style>
    <style:style style:name="P369" style:family="paragraph" style:parent-style-name="Standard">
      <style:text-properties fo:font-size="12pt" fo:font-style="italic" fo:font-weight="normal" officeooo:rsid="00a0b81e" officeooo:paragraph-rsid="0126c412" style:font-size-asian="12pt" style:font-style-asian="italic" style:font-weight-asian="normal" style:font-size-complex="12pt" style:font-style-complex="italic" style:font-weight-complex="normal"/>
    </style:style>
    <style:style style:name="P370" style:family="paragraph" style:parent-style-name="Standard">
      <style:text-properties fo:font-size="12pt" fo:font-weight="normal" officeooo:rsid="000a003f" officeooo:paragraph-rsid="0125c95f" style:font-size-asian="12pt" style:font-weight-asian="normal" style:font-size-complex="12pt" style:font-weight-complex="normal"/>
    </style:style>
    <style:style style:name="P371" style:family="paragraph" style:parent-style-name="Standard">
      <style:text-properties fo:font-size="12pt" fo:font-weight="normal" officeooo:rsid="00084b9f" officeooo:paragraph-rsid="0125c95f" style:font-size-asian="12pt" style:font-weight-asian="normal" style:font-size-complex="12pt" style:font-weight-complex="normal"/>
    </style:style>
    <style:style style:name="P372" style:family="paragraph" style:parent-style-name="Standard">
      <style:text-properties fo:font-weight="bold" officeooo:rsid="00084b9f" officeooo:paragraph-rsid="0125c95f" style:font-weight-asian="bold" style:font-weight-complex="bold"/>
    </style:style>
    <style:style style:name="P373" style:family="paragraph" style:parent-style-name="Standard">
      <style:text-properties fo:font-weight="bold" officeooo:rsid="0008a0bd" officeooo:paragraph-rsid="0125c95f" style:font-weight-asian="bold" style:font-weight-complex="bold"/>
    </style:style>
    <style:style style:name="P374" style:family="paragraph" style:parent-style-name="Standard">
      <style:text-properties fo:font-weight="bold" officeooo:rsid="005ade35" officeooo:paragraph-rsid="0125c95f" style:font-weight-asian="bold" style:font-weight-complex="bold"/>
    </style:style>
    <style:style style:name="P375" style:family="paragraph" style:parent-style-name="Standard">
      <style:text-properties fo:font-weight="bold" officeooo:rsid="005f39e8" officeooo:paragraph-rsid="0125c95f" style:font-weight-asian="bold" style:font-weight-complex="bold"/>
    </style:style>
    <style:style style:name="P376" style:family="paragraph" style:parent-style-name="Standard">
      <style:text-properties fo:font-weight="bold" officeooo:rsid="000a0ba2" officeooo:paragraph-rsid="0125c95f" style:font-weight-asian="bold" style:font-weight-complex="bold"/>
    </style:style>
    <style:style style:name="P377" style:family="paragraph" style:parent-style-name="Standard">
      <style:text-properties fo:font-weight="bold" officeooo:rsid="000a0ba2" officeooo:paragraph-rsid="0126c412" style:font-weight-asian="bold" style:font-weight-complex="bold"/>
    </style:style>
    <style:style style:name="P378" style:family="paragraph" style:parent-style-name="Standard">
      <style:text-properties fo:font-weight="bold" officeooo:paragraph-rsid="0125c95f" style:font-weight-asian="bold" style:font-weight-complex="bold"/>
    </style:style>
    <style:style style:name="P379" style:family="paragraph" style:parent-style-name="Standard">
      <style:text-properties fo:font-weight="normal" officeooo:rsid="0056849c" officeooo:paragraph-rsid="0125c95f" style:font-weight-asian="normal" style:font-weight-complex="normal"/>
    </style:style>
    <style:style style:name="P380" style:family="paragraph" style:parent-style-name="Standard">
      <style:text-properties fo:font-weight="normal" officeooo:rsid="00084b9f" officeooo:paragraph-rsid="0125c95f" style:font-weight-asian="normal" style:font-weight-complex="normal"/>
    </style:style>
    <style:style style:name="P381" style:family="paragraph" style:parent-style-name="Standard">
      <style:text-properties fo:font-weight="normal" officeooo:rsid="0008a0bd" officeooo:paragraph-rsid="0125c95f" style:font-weight-asian="normal" style:font-weight-complex="normal"/>
    </style:style>
    <style:style style:name="P382" style:family="paragraph" style:parent-style-name="Standard">
      <style:text-properties fo:font-weight="normal" officeooo:rsid="000a003f" officeooo:paragraph-rsid="0125c95f" style:font-weight-asian="normal" style:font-weight-complex="normal"/>
    </style:style>
    <style:style style:name="P383" style:family="paragraph" style:parent-style-name="Standard">
      <style:text-properties fo:font-weight="normal" officeooo:rsid="0043a449" officeooo:paragraph-rsid="0125c95f" style:font-weight-asian="normal" style:font-weight-complex="normal"/>
    </style:style>
    <style:style style:name="P384" style:family="paragraph" style:parent-style-name="Standard">
      <style:text-properties fo:font-size="13pt" fo:font-weight="bold" officeooo:rsid="0008a0bd" officeooo:paragraph-rsid="0125c95f" style:font-size-asian="13pt" style:font-weight-asian="bold" style:font-size-complex="13pt" style:font-weight-complex="bold"/>
    </style:style>
    <style:style style:name="P385" style:family="paragraph" style:parent-style-name="Standard">
      <style:text-properties fo:font-size="11pt" fo:font-weight="bold" officeooo:rsid="0008a0bd" officeooo:paragraph-rsid="0125c95f" style:font-size-asian="11pt" style:font-weight-asian="bold" style:font-size-complex="11pt" style:font-weight-complex="bold"/>
    </style:style>
    <style:style style:name="P386" style:family="paragraph" style:parent-style-name="Standard">
      <style:text-properties fo:font-size="11pt" fo:font-weight="normal" officeooo:rsid="000a0ba2" officeooo:paragraph-rsid="0125c95f" style:font-size-asian="11pt" style:font-weight-asian="normal" style:font-size-complex="11pt" style:font-weight-complex="normal"/>
    </style:style>
    <style:style style:name="P387" style:family="paragraph" style:parent-style-name="Standard">
      <style:text-properties fo:font-style="normal" fo:font-weight="bold" officeooo:rsid="00d8ab15" officeooo:paragraph-rsid="0125c95f" style:font-style-asian="normal" style:font-weight-asian="bold" style:font-style-complex="normal" style:font-weight-complex="bold"/>
    </style:style>
    <style:style style:name="P388" style:family="paragraph" style:parent-style-name="Standard">
      <style:text-properties fo:font-style="normal" fo:font-weight="bold" officeooo:rsid="000a8804" officeooo:paragraph-rsid="0125c95f" style:font-style-asian="normal" style:font-weight-asian="bold" style:font-style-complex="normal" style:font-weight-complex="bold"/>
    </style:style>
    <style:style style:name="P389" style:family="paragraph" style:parent-style-name="Standard">
      <style:text-properties fo:font-style="normal" fo:font-weight="normal" officeooo:rsid="000a8804" officeooo:paragraph-rsid="0125c95f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italic" fo:font-weight="normal" officeooo:rsid="000a0ba2" officeooo:paragraph-rsid="0125c95f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0a0ba2" officeooo:paragraph-rsid="0126c412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0a8804" officeooo:paragraph-rsid="0125c95f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0a0b81e" officeooo:paragraph-rsid="0125c95f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0a0b81e" officeooo:paragraph-rsid="0126c412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0a52572" officeooo:paragraph-rsid="0125c95f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0106510" officeooo:paragraph-rsid="0125c95f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26c412" officeooo:paragraph-rsid="0126c412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officeooo:paragraph-rsid="0125c95f" style:font-style-asian="italic" style:font-style-complex="italic"/>
    </style:style>
    <style:style style:name="P399" style:family="paragraph" style:parent-style-name="Standard">
      <style:text-properties officeooo:paragraph-rsid="0125c95f"/>
    </style:style>
    <style:style style:name="P400" style:family="paragraph" style:parent-style-name="Standard">
      <style:text-properties officeooo:paragraph-rsid="0126c41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0df74b2" style:font-style-asian="italic" style:font-style-complex="italic"/>
    </style:style>
    <style:style style:name="T32" style:family="text">
      <style:text-properties fo:font-style="italic" officeooo:rsid="00e3f1ff" style:font-style-asian="italic" style:font-style-complex="italic"/>
    </style:style>
    <style:style style:name="T33" style:family="text">
      <style:text-properties fo:font-style="italic" officeooo:rsid="00dbe0fe" style:font-style-asian="italic" style:font-style-complex="italic"/>
    </style:style>
    <style:style style:name="T34" style:family="text">
      <style:text-properties fo:font-style="italic" officeooo:rsid="00f9951e" style:font-style-asian="italic" style:font-style-complex="italic"/>
    </style:style>
    <style:style style:name="T35" style:family="text">
      <style:text-properties fo:font-style="italic" officeooo:rsid="00f9da51" style:font-style-asian="italic" style:font-style-complex="italic"/>
    </style:style>
    <style:style style:name="T36" style:family="text">
      <style:text-properties fo:font-style="italic" officeooo:rsid="00fe9f59" style:font-style-asian="italic" style:font-style-complex="italic"/>
    </style:style>
    <style:style style:name="T37" style:family="text">
      <style:text-properties fo:font-style="italic" officeooo:rsid="010824b2" style:font-style-asian="italic" style:font-style-complex="italic"/>
    </style:style>
    <style:style style:name="T38" style:family="text">
      <style:text-properties fo:font-style="italic" officeooo:rsid="0108cbd0" style:font-style-asian="italic" style:font-style-complex="italic"/>
    </style:style>
    <style:style style:name="T39" style:family="text">
      <style:text-properties fo:font-style="italic" officeooo:rsid="0126c412" style:font-style-asian="italic" style:font-style-complex="italic"/>
    </style:style>
    <style:style style:name="T40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a0b81e" style:font-style-asian="italic" style:font-weight-asian="normal" style:font-style-complex="italic" style:font-weight-complex="normal"/>
    </style:style>
    <style:style style:name="T42" style:family="text">
      <style:text-properties officeooo:rsid="003c6a3c"/>
    </style:style>
    <style:style style:name="T43" style:family="text">
      <style:text-properties officeooo:rsid="003ddcbb"/>
    </style:style>
    <style:style style:name="T44" style:family="text">
      <style:text-properties officeooo:rsid="0040a1ec"/>
    </style:style>
    <style:style style:name="T45" style:family="text">
      <style:text-properties officeooo:rsid="00424429"/>
    </style:style>
    <style:style style:name="T46" style:family="text">
      <style:text-properties officeooo:rsid="0043a449"/>
    </style:style>
    <style:style style:name="T47" style:family="text">
      <style:text-properties officeooo:rsid="0048d04d"/>
    </style:style>
    <style:style style:name="T48" style:family="text">
      <style:text-properties officeooo:rsid="00490090"/>
    </style:style>
    <style:style style:name="T49" style:family="text">
      <style:text-properties officeooo:rsid="0049be94"/>
    </style:style>
    <style:style style:name="T50" style:family="text">
      <style:text-properties officeooo:rsid="004a3cb2"/>
    </style:style>
    <style:style style:name="T51" style:family="text">
      <style:text-properties officeooo:rsid="004a59a7"/>
    </style:style>
    <style:style style:name="T52" style:family="text">
      <style:text-properties officeooo:rsid="004acf3f"/>
    </style:style>
    <style:style style:name="T53" style:family="text">
      <style:text-properties officeooo:rsid="004b1523"/>
    </style:style>
    <style:style style:name="T54" style:family="text">
      <style:text-properties officeooo:rsid="004da29b"/>
    </style:style>
    <style:style style:name="T55" style:family="text">
      <style:text-properties fo:font-weight="bold" officeooo:rsid="004da29b" style:font-weight-asian="bold" style:font-weight-complex="bold"/>
    </style:style>
    <style:style style:name="T56" style:family="text">
      <style:text-properties fo:font-weight="bold" officeooo:rsid="000a0ba2" style:font-weight-asian="bold" style:font-weight-complex="bold"/>
    </style:style>
    <style:style style:name="T57" style:family="text">
      <style:text-properties fo:font-weight="bold" officeooo:rsid="004a3cb2" style:font-weight-asian="bold" style:font-weight-complex="bold"/>
    </style:style>
    <style:style style:name="T58" style:family="text">
      <style:text-properties fo:font-weight="bold" officeooo:rsid="0052cdb1" style:font-weight-asian="bold" style:font-weight-complex="bold"/>
    </style:style>
    <style:style style:name="T59" style:family="text">
      <style:text-properties fo:font-weight="bold" officeooo:rsid="00c2048b" style:font-weight-asian="bold" style:font-weight-complex="bold"/>
    </style:style>
    <style:style style:name="T60" style:family="text">
      <style:text-properties fo:font-weight="bold" officeooo:rsid="00868d7d" style:font-weight-asian="bold" style:font-weight-complex="bold"/>
    </style:style>
    <style:style style:name="T61" style:family="text">
      <style:text-properties fo:font-weight="bold" officeooo:rsid="011982a0" style:font-weight-asian="bold" style:font-weight-complex="bold"/>
    </style:style>
    <style:style style:name="T62" style:family="text">
      <style:text-properties officeooo:rsid="0050ffb3"/>
    </style:style>
    <style:style style:name="T63" style:family="text">
      <style:text-properties officeooo:rsid="0056849c"/>
    </style:style>
    <style:style style:name="T64" style:family="text">
      <style:text-properties officeooo:rsid="005ade35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3c6a3c" style:font-size-asian="12pt" style:font-size-complex="12pt"/>
    </style:style>
    <style:style style:name="T67" style:family="text">
      <style:text-properties fo:font-size="12pt" officeooo:rsid="00dbb4a4" style:font-size-asian="12pt" style:font-size-complex="12pt"/>
    </style:style>
    <style:style style:name="T68" style:family="text">
      <style:text-properties fo:font-size="12pt" officeooo:rsid="00471a09" style:font-size-asian="12pt" style:font-size-complex="12pt"/>
    </style:style>
    <style:style style:name="T69" style:family="text">
      <style:text-properties fo:font-size="12pt" officeooo:rsid="00c042ca" style:font-size-asian="12pt" style:font-size-complex="12pt"/>
    </style:style>
    <style:style style:name="T70" style:family="text">
      <style:text-properties fo:font-size="12pt" officeooo:rsid="00868d7d" style:font-size-asian="12pt" style:font-size-complex="12pt"/>
    </style:style>
    <style:style style:name="T71" style:family="text">
      <style:text-properties fo:font-size="12pt" officeooo:rsid="011982a0" style:font-size-asian="12pt" style:font-size-complex="12pt"/>
    </style:style>
    <style:style style:name="T72" style:family="text">
      <style:text-properties fo:font-size="12pt" officeooo:rsid="01262dac" style:font-size-asian="12pt" style:font-size-complex="12pt"/>
    </style:style>
    <style:style style:name="T73" style:family="text">
      <style:text-properties fo:font-size="12pt" fo:font-style="normal" style:font-size-asian="12pt" style:font-style-asian="normal" style:font-size-complex="12pt" style:font-style-complex="normal"/>
    </style:style>
    <style:style style:name="T74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11982a0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00a0ba2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868d7d" style:font-size-asian="12pt" style:font-style-asian="normal" style:font-size-complex="12pt" style:font-style-complex="normal"/>
    </style:style>
    <style:style style:name="T80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bold" officeooo:rsid="00868d7d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12pt" fo:font-style="normal" fo:font-weight="bold" officeooo:rsid="011982a0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size="12pt" fo:font-style="normal" fo:font-weight="bold" officeooo:rsid="01262dac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size="12pt" fo:font-weight="bold" officeooo:rsid="00868d7d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11982a0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0a0ba2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4a3cb2" style:font-size-asian="12pt" style:font-weight-asian="bold" style:font-size-complex="12pt" style:font-weight-complex="bold"/>
    </style:style>
    <style:style style:name="T96" style:family="text">
      <style:text-properties officeooo:rsid="005ba7be"/>
    </style:style>
    <style:style style:name="T97" style:family="text">
      <style:text-properties officeooo:rsid="00633b63"/>
    </style:style>
    <style:style style:name="T98" style:family="text">
      <style:text-properties officeooo:rsid="006dc825"/>
    </style:style>
    <style:style style:name="T99" style:family="text">
      <style:text-properties officeooo:rsid="00741fe3"/>
    </style:style>
    <style:style style:name="T100" style:family="text">
      <style:text-properties officeooo:rsid="00755b6a"/>
    </style:style>
    <style:style style:name="T101" style:family="text">
      <style:text-properties officeooo:rsid="007a820b"/>
    </style:style>
    <style:style style:name="T102" style:family="text">
      <style:text-properties officeooo:rsid="007d26de"/>
    </style:style>
    <style:style style:name="T103" style:family="text">
      <style:text-properties officeooo:rsid="007dd9ea"/>
    </style:style>
    <style:style style:name="T104" style:family="text">
      <style:text-properties officeooo:rsid="007f399d"/>
    </style:style>
    <style:style style:name="T105" style:family="text">
      <style:text-properties officeooo:rsid="00816eb4"/>
    </style:style>
    <style:style style:name="T106" style:family="text">
      <style:text-properties officeooo:rsid="00a4d103"/>
    </style:style>
    <style:style style:name="T107" style:family="text">
      <style:text-properties officeooo:rsid="00a52572"/>
    </style:style>
    <style:style style:name="T108" style:family="text">
      <style:text-properties officeooo:rsid="0084d8f0"/>
    </style:style>
    <style:style style:name="T109" style:family="text">
      <style:text-properties fo:font-weight="normal" officeooo:rsid="00106510" style:font-weight-asian="normal" style:font-weight-complex="normal"/>
    </style:style>
    <style:style style:name="T110" style:family="text">
      <style:text-properties fo:font-weight="normal" officeooo:rsid="00a0b81e" style:font-weight-asian="normal" style:font-weight-complex="normal"/>
    </style:style>
    <style:style style:name="T111" style:family="text">
      <style:text-properties fo:font-weight="normal" officeooo:rsid="009e9d14" style:font-weight-asian="normal" style:font-weight-complex="normal"/>
    </style:style>
    <style:style style:name="T112" style:family="text">
      <style:text-properties fo:font-weight="normal" officeooo:rsid="00886a08" style:font-weight-asian="normal" style:font-weight-complex="normal"/>
    </style:style>
    <style:style style:name="T113" style:family="text">
      <style:text-properties fo:font-weight="normal" officeooo:rsid="00df74b2" style:font-weight-asian="normal" style:font-weight-complex="normal"/>
    </style:style>
    <style:style style:name="T114" style:family="text">
      <style:text-properties fo:font-weight="normal" officeooo:rsid="00f9da51" style:font-weight-asian="normal" style:font-weight-complex="normal"/>
    </style:style>
    <style:style style:name="T115" style:family="text">
      <style:text-properties officeooo:rsid="00886a08"/>
    </style:style>
    <style:style style:name="T116" style:family="text">
      <style:text-properties officeooo:rsid="00891120"/>
    </style:style>
    <style:style style:name="T117" style:family="text">
      <style:text-properties officeooo:rsid="0090cb53"/>
    </style:style>
    <style:style style:name="T118" style:family="text">
      <style:text-properties officeooo:rsid="0096e3ff"/>
    </style:style>
    <style:style style:name="T119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21" style:family="text">
      <style:text-properties officeooo:rsid="009989ca"/>
    </style:style>
    <style:style style:name="T122" style:family="text">
      <style:text-properties officeooo:rsid="00a38390"/>
    </style:style>
    <style:style style:name="T123" style:family="text">
      <style:text-properties officeooo:rsid="00a750c4"/>
    </style:style>
    <style:style style:name="T124" style:family="text">
      <style:text-properties officeooo:rsid="00acded4"/>
    </style:style>
    <style:style style:name="T125" style:family="text">
      <style:text-properties officeooo:rsid="00be6523"/>
    </style:style>
    <style:style style:name="T126" style:family="text">
      <style:text-properties fo:font-size="11pt" style:font-size-asian="11pt" style:font-size-complex="11pt"/>
    </style:style>
    <style:style style:name="T127" style:family="text">
      <style:text-properties fo:font-size="11pt" officeooo:rsid="000a8804" style:font-size-asian="11pt" style:font-size-complex="11pt"/>
    </style:style>
    <style:style style:name="T128" style:family="text">
      <style:text-properties fo:font-size="11pt" officeooo:rsid="004acf3f" style:font-size-asian="11pt" style:font-size-complex="11pt"/>
    </style:style>
    <style:style style:name="T129" style:family="text">
      <style:text-properties fo:font-size="11pt" officeooo:rsid="00c269fc" style:font-size-asian="11pt" style:font-size-complex="11pt"/>
    </style:style>
    <style:style style:name="T130" style:family="text">
      <style:text-properties fo:font-size="11pt" officeooo:rsid="000f69b3" style:font-size-asian="11pt" style:font-size-complex="11pt"/>
    </style:style>
    <style:style style:name="T131" style:family="text">
      <style:text-properties fo:font-size="11pt" officeooo:rsid="01143ced" style:font-size-asian="11pt" style:font-size-complex="11pt"/>
    </style:style>
    <style:style style:name="T132" style:family="text">
      <style:text-properties fo:font-size="11pt" officeooo:rsid="0114fa9e" style:font-size-asian="11pt" style:font-size-complex="11pt"/>
    </style:style>
    <style:style style:name="T133" style:family="text">
      <style:text-properties fo:font-size="11pt" officeooo:rsid="01167309" style:font-size-asian="11pt" style:font-size-complex="11pt"/>
    </style:style>
    <style:style style:name="T134" style:family="text">
      <style:text-properties fo:font-size="11pt" officeooo:rsid="00dbe0fe" style:font-size-asian="11pt" style:font-size-complex="11pt"/>
    </style:style>
    <style:style style:name="T135" style:family="text">
      <style:text-properties fo:font-size="11pt" fo:font-style="italic" style:font-size-asian="11pt" style:font-style-asian="italic" style:font-size-complex="11pt" style:font-style-complex="italic"/>
    </style:style>
    <style:style style:name="T136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37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38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39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40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41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42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43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44" style:family="text">
      <style:text-properties fo:font-size="11pt" fo:font-style="italic" officeooo:rsid="00eb1e79" style:font-size-asian="11pt" style:font-style-asian="italic" style:font-size-complex="11pt" style:font-style-complex="italic"/>
    </style:style>
    <style:style style:name="T145" style:family="text">
      <style:text-properties fo:font-size="11pt" fo:font-style="italic" officeooo:rsid="015f6016" style:font-size-asian="11pt" style:font-style-asian="italic" style:font-size-complex="11pt" style:font-style-complex="italic"/>
    </style:style>
    <style:style style:name="T146" style:family="text">
      <style:text-properties fo:font-size="11pt" fo:font-style="italic" officeooo:rsid="00df74b2" style:font-size-asian="11pt" style:font-style-asian="italic" style:font-size-complex="11pt" style:font-style-complex="italic"/>
    </style:style>
    <style:style style:name="T147" style:family="text">
      <style:text-properties fo:font-size="11pt" fo:font-style="italic" officeooo:rsid="00e0afbd" style:font-size-asian="11pt" style:font-style-asian="italic" style:font-size-complex="11pt" style:font-style-complex="italic"/>
    </style:style>
    <style:style style:name="T148" style:family="text">
      <style:text-properties fo:font-size="11pt" fo:font-style="italic" officeooo:rsid="011e08dc" style:font-size-asian="11pt" style:font-style-asian="italic" style:font-size-complex="11pt" style:font-style-complex="italic"/>
    </style:style>
    <style:style style:name="T149" style:family="text">
      <style:text-properties fo:font-size="11pt" fo:font-style="italic" officeooo:rsid="01262dac" style:font-size-asian="11pt" style:font-style-asian="italic" style:font-size-complex="11pt" style:font-style-complex="italic"/>
    </style:style>
    <style:style style:name="T150" style:family="text">
      <style:text-properties officeooo:rsid="00c02a0e"/>
    </style:style>
    <style:style style:name="T151" style:family="text">
      <style:text-properties officeooo:rsid="00c042ca"/>
    </style:style>
    <style:style style:name="T152" style:family="text">
      <style:text-properties officeooo:rsid="00c1cf8b"/>
    </style:style>
    <style:style style:name="T153" style:family="text">
      <style:text-properties officeooo:rsid="00c2048b"/>
    </style:style>
    <style:style style:name="T154" style:family="text">
      <style:text-properties officeooo:rsid="00c6ae31"/>
    </style:style>
    <style:style style:name="T155" style:family="text">
      <style:text-properties officeooo:rsid="00c86d56"/>
    </style:style>
    <style:style style:name="T156" style:family="text">
      <style:text-properties officeooo:rsid="000a003f"/>
    </style:style>
    <style:style style:name="T157" style:family="text">
      <style:text-properties officeooo:rsid="00cb32ad"/>
    </style:style>
    <style:style style:name="T158" style:family="text">
      <style:text-properties officeooo:rsid="00ced058"/>
    </style:style>
    <style:style style:name="T159" style:family="text">
      <style:text-properties officeooo:rsid="008f01fd"/>
    </style:style>
    <style:style style:name="T160" style:family="text">
      <style:text-properties officeooo:rsid="0008a0bd"/>
    </style:style>
    <style:style style:name="T161" style:family="text">
      <style:text-properties officeooo:rsid="00cff4aa"/>
    </style:style>
    <style:style style:name="T162" style:family="text">
      <style:text-properties officeooo:rsid="00945209"/>
    </style:style>
    <style:style style:name="T163" style:family="text">
      <style:text-properties officeooo:rsid="00d6c54d"/>
    </style:style>
    <style:style style:name="T164" style:family="text">
      <style:text-properties officeooo:rsid="00df74b2"/>
    </style:style>
    <style:style style:name="T165" style:family="text">
      <style:text-properties officeooo:rsid="018e14c1"/>
    </style:style>
    <style:style style:name="T166" style:family="text">
      <style:text-properties officeooo:rsid="00e3f1ff"/>
    </style:style>
    <style:style style:name="T167" style:family="text">
      <style:text-properties officeooo:rsid="00e89399"/>
    </style:style>
    <style:style style:name="T168" style:family="text">
      <style:text-properties officeooo:rsid="00ecdd30"/>
    </style:style>
    <style:style style:name="T169" style:family="text">
      <style:text-properties officeooo:rsid="00ee38c9"/>
    </style:style>
    <style:style style:name="T170" style:family="text">
      <style:text-properties officeooo:rsid="00ee4cbd"/>
    </style:style>
    <style:style style:name="T171" style:family="text">
      <style:text-properties officeooo:rsid="03ee0d0e"/>
    </style:style>
    <style:style style:name="T172" style:family="text">
      <style:text-properties officeooo:rsid="00f59c4e"/>
    </style:style>
    <style:style style:name="T173" style:family="text">
      <style:text-properties officeooo:rsid="00f78902"/>
    </style:style>
    <style:style style:name="T174" style:family="text">
      <style:text-properties officeooo:rsid="00f93f80"/>
    </style:style>
    <style:style style:name="T175" style:family="text">
      <style:text-properties officeooo:rsid="00fd22c7"/>
    </style:style>
    <style:style style:name="T176" style:family="text">
      <style:text-properties officeooo:rsid="00fffbb4"/>
    </style:style>
    <style:style style:name="T177" style:family="text">
      <style:text-properties officeooo:rsid="01041872"/>
    </style:style>
    <style:style style:name="T178" style:family="text">
      <style:text-properties officeooo:rsid="0105de12"/>
    </style:style>
    <style:style style:name="T179" style:family="text">
      <style:text-properties officeooo:rsid="010d6ae7"/>
    </style:style>
    <style:style style:name="T180" style:family="text">
      <style:text-properties officeooo:rsid="01143ced"/>
    </style:style>
    <style:style style:name="T181" style:family="text">
      <style:text-properties officeooo:rsid="011982a0"/>
    </style:style>
    <style:style style:name="T182" style:family="text">
      <style:text-properties officeooo:rsid="00868d7d"/>
    </style:style>
    <style:style style:name="T183" style:family="text">
      <style:text-properties officeooo:rsid="011a1026"/>
    </style:style>
    <style:style style:name="T184" style:family="text">
      <style:text-properties officeooo:rsid="011be7fe"/>
    </style:style>
    <style:style style:name="T185" style:family="text">
      <style:text-properties officeooo:rsid="01236941"/>
    </style:style>
    <style:style style:name="T186" style:family="text">
      <style:text-properties officeooo:rsid="01262dac"/>
    </style:style>
    <style:style style:name="T187" style:family="text">
      <style:text-properties officeooo:rsid="0126c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<text:span text:style-name="T180">apis/{api_id}</text:span>/<text:span text:style-name="T42">users</text:span></text:p>
      <text:p text:style-name="P1"/>
      <text:p text:style-name="P183">A co<text:span text:style-name="T43">llection of the users of the specified API being managed by the Chantico server.</text:span></text:p>
      <text:p text:style-name="P184"/>
      <text:p text:style-name="P173">Supported Request <text:span text:style-name="T156">M</text:span>ethods</text:p>
      <text:p text:style-name="P184"/>
      <text:p text:style-name="P186">GET – Returns a list of managed users <text:span text:style-name="T180">for the specified API</text:span></text:p>
      <text:p text:style-name="P185">POST – <text:span text:style-name="T44">Adds a new managed user for the given API</text:span></text:p>
      <text:p text:style-name="P185"/>
      <text:p text:style-name="P175">Supported <text:span text:style-name="T156">F</text:span>ormats</text:p>
      <text:p text:style-name="P175"/>
      <text:p text:style-name="P187">json</text:p>
      <text:p text:style-name="P187"/>
      <text:p text:style-name="P175">Authentication</text:p>
      <text:p text:style-name="P175"/>
      <text:p text:style-name="P188">Basic <text:span text:style-name="T45">(Only a Chantico administrator can list or create users)</text:span></text:p>
      <text:p text:style-name="P189"/>
      <text:p text:style-name="P177">Query Parameters (GET)</text:p>
      <text:p text:style-name="P19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1">Name</text:p>
          </table:table-cell>
          <table:table-cell table:style-name="Table1.A1" office:value-type="string">
            <text:p text:style-name="P322">Inclusion</text:p>
          </table:table-cell>
          <table:table-cell table:style-name="Table1.C1" office:value-type="string">
            <text:p text:style-name="P321">Description</text:p>
          </table:table-cell>
        </table:table-row>
        <table:table-row>
          <table:table-cell table:style-name="Table1.A2" office:value-type="string">
            <text:p text:style-name="P298">page</text:p>
          </table:table-cell>
          <table:table-cell table:style-name="Table1.A2" office:value-type="string">
            <text:p text:style-name="P301">optional</text:p>
          </table:table-cell>
          <table:table-cell table:style-name="Table1.C2" office:value-type="string">
            <text:p text:style-name="P299"><text:span text:style-name="T106">The display </text:span>page of a paginated user list.</text:p>
          </table:table-cell>
        </table:table-row>
        <table:table-row>
          <table:table-cell table:style-name="Table1.A2" office:value-type="string">
            <text:p text:style-name="P298">results</text:p>
          </table:table-cell>
          <table:table-cell table:style-name="Table1.A2" office:value-type="string">
            <text:p text:style-name="P301">optional</text:p>
          </table:table-cell>
          <table:table-cell table:style-name="Table1.C2" office:value-type="string">
            <text:p text:style-name="P300">The number of <text:span text:style-name="T108">users</text:span> <text:span text:style-name="T107">that make up a page.</text:span></text:p>
          </table:table-cell>
        </table:table-row>
        <table:table-row>
          <table:table-cell table:style-name="Table1.A2" office:value-type="string">
            <text:p text:style-name="P297">usernames</text:p>
          </table:table-cell>
          <table:table-cell table:style-name="Table1.A2" office:value-type="string">
            <text:p text:style-name="P296">optional</text:p>
          </table:table-cell>
          <table:table-cell table:style-name="Table1.C2" office:value-type="string">
            <text:p text:style-name="P295">A comma-separated list of <text:span text:style-name="T155">usernames to include in the results</text:span>.</text:p>
          </table:table-cell>
        </table:table-row>
      </table:table>
      <text:p text:style-name="P174"/>
      <text:p text:style-name="P178">Arguments <text:span text:style-name="T46">(POST)</text:span></text:p>
      <text:p text:style-name="P19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4">Name</text:p>
          </table:table-cell>
          <table:table-cell table:style-name="Table2.A1" office:value-type="string">
            <text:p text:style-name="P323">Inclusion</text:p>
          </table:table-cell>
          <table:table-cell table:style-name="Table2.C1" office:value-type="string">
            <text:p text:style-name="P324">Description</text:p>
          </table:table-cell>
        </table:table-row>
        <table:table-row>
          <table:table-cell table:style-name="Table2.A2" office:value-type="string">
            <text:p text:style-name="P302">username</text:p>
          </table:table-cell>
          <table:table-cell table:style-name="Table2.A2" office:value-type="string">
            <text:p text:style-name="P303">required</text:p>
          </table:table-cell>
          <table:table-cell table:style-name="Table2.C2" office:value-type="string">
            <text:p text:style-name="P304">A unique string <text:span text:style-name="T47">with which</text:span> to identify this user.</text:p>
          </table:table-cell>
        </table:table-row>
        <table:table-row>
          <table:table-cell table:style-name="Table2.A2" office:value-type="string">
            <text:p text:style-name="P302">authentication</text:p>
          </table:table-cell>
          <table:table-cell table:style-name="Table2.A2" office:value-type="string">
            <text:p text:style-name="P303">required</text:p>
          </table:table-cell>
          <table:table-cell table:style-name="Table2.C2" office:value-type="string">
            <text:p text:style-name="P302"><text:span text:style-name="T154">T</text:span>he token <text:span text:style-name="T48">need</text:span>ed to authenticate this user.</text:p>
          </table:table-cell>
        </table:table-row>
        <table:table-row>
          <table:table-cell table:style-name="Table2.A2" office:value-type="string">
            <text:p text:style-name="P306">role</text:p>
          </table:table-cell>
          <table:table-cell table:style-name="Table2.A2" office:value-type="string">
            <text:p text:style-name="P307">required</text:p>
          </table:table-cell>
          <table:table-cell table:style-name="Table2.C2" office:value-type="string">
            <text:p text:style-name="P306">Indicates the type of access <text:span text:style-name="T46">Chantico should request for this user</text:span>.</text:p>
          </table:table-cell>
        </table:table-row>
        <table:table-row>
          <table:table-cell table:style-name="Table2.A2" office:value-type="string">
            <text:p text:style-name="P308">options</text:p>
          </table:table-cell>
          <table:table-cell table:style-name="Table2.A2" office:value-type="string">
            <text:p text:style-name="P305">optional</text:p>
          </table:table-cell>
          <table:table-cell table:style-name="Table2.C2" office:value-type="string">
            <text:p text:style-name="P304"><text:span text:style-name="T63">A</text:span>dditional <text:span text:style-name="T49">directives </text:span>for requesting <text:span text:style-name="T63">API access from the</text:span> server.</text:p>
          </table:table-cell>
        </table:table-row>
      </table:table>
      <text:p text:style-name="P192"/>
      <text:p text:style-name="P179">Response Errors</text:p>
      <text:p text:style-name="P17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6">Error</text:p>
          </table:table-cell>
          <table:table-cell table:style-name="Table3.A1" office:value-type="string">
            <text:p text:style-name="P326">Reason</text:p>
          </table:table-cell>
          <table:table-cell table:style-name="Table3.C1" office:value-type="string">
            <text:p text:style-name="P325">Description</text:p>
          </table:table-cell>
        </table:table-row>
        <table:table-row>
          <table:table-cell table:style-name="Table3.A2" office:value-type="string">
            <text:p text:style-name="P309">400</text:p>
          </table:table-cell>
          <table:table-cell table:style-name="Table3.A2" office:value-type="string">
            <text:p text:style-name="P309">Bad Request</text:p>
          </table:table-cell>
          <table:table-cell table:style-name="Table3.C2" office:value-type="string">
            <text:p text:style-name="P310"><text:span text:style-name="T99">The request body is not valid JSON, some </text:span>required arguments have not been supplied, <text:span text:style-name="T152">or access could not be created using the given options directives.</text:span> <text:span text:style-name="T98">(POST only)</text:span>.</text:p>
          </table:table-cell>
        </table:table-row>
        <table:table-row>
          <table:table-cell table:style-name="Table3.A2" office:value-type="string">
            <text:p text:style-name="P309">401</text:p>
          </table:table-cell>
          <table:table-cell table:style-name="Table3.A2" office:value-type="string">
            <text:p text:style-name="P309">Unauthorized</text:p>
          </table:table-cell>
          <table:table-cell table:style-name="Table3.C2" office:value-type="string">
            <text:p text:style-name="P311">The 'Authori<text:span text:style-name="T97">z</text:span>ation' header is missing and must be supplied.</text:p>
          </table:table-cell>
        </table:table-row>
        <table:table-row>
          <table:table-cell table:style-name="Table3.A2" office:value-type="string">
            <text:p text:style-name="P309">403</text:p>
          </table:table-cell>
          <table:table-cell table:style-name="Table3.A2" office:value-type="string">
            <text:p text:style-name="P309">Forbidden</text:p>
          </table:table-cell>
          <table:table-cell table:style-name="Table3.C2" office:value-type="string">
            <text:p text:style-name="P320">The request authorisation did not include <text:span text:style-name="T173">Chantico root</text:span> credentials, <text:span text:style-name="T179">the client IP has been blacklisted, or is absent from an existent whitelist,</text:span><text:span text:style-name="T65"> </text:span><text:span text:style-name="T68">or the If-Match and ETag headers were missing</text:span><text:span text:style-name="T65">.</text:span></text:p>
          </table:table-cell>
        </table:table-row>
        <table:table-row>
          <table:table-cell table:style-name="Table3.A2" office:value-type="string">
            <text:p text:style-name="P312">404</text:p>
          </table:table-cell>
          <table:table-cell table:style-name="Table3.A2" office:value-type="string">
            <text:p text:style-name="P312">Not Found</text:p>
          </table:table-cell>
          <table:table-cell table:style-name="Table3.C2" office:value-type="string">
            <text:p text:style-name="P313">The <text:span text:style-name="T180">specified API does not presently</text:span> exist.</text:p>
          </table:table-cell>
        </table:table-row>
        <table:table-row>
          <table:table-cell table:style-name="Table3.A2" office:value-type="string">
            <text:p text:style-name="P314">405</text:p>
          </table:table-cell>
          <table:table-cell table:style-name="Table3.A2" office:value-type="string">
            <text:p text:style-name="P314">Method Not Allowed</text:p>
          </table:table-cell>
          <table:table-cell table:style-name="Table3.C2" office:value-type="string">
            <text:p text:style-name="P315"><text:span text:style-name="T99">T</text:span>he request method <text:span text:style-name="T99">was not one of:</text:span> GET, POST.</text:p>
          </table:table-cell>
        </table:table-row>
        <table:table-row>
          <table:table-cell table:style-name="Table3.A2" office:value-type="string">
            <text:p text:style-name="P316">406</text:p>
          </table:table-cell>
          <table:table-cell table:style-name="Table3.A2" office:value-type="string">
            <text:p text:style-name="P316">Not Acceptable</text:p>
          </table:table-cell>
          <table:table-cell table:style-name="Table3.C2" office:value-type="string">
            <text:p text:style-name="P317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18">409</text:p>
          </table:table-cell>
          <table:table-cell table:style-name="Table3.A2" office:value-type="string">
            <text:p text:style-name="P318">Conflict</text:p>
          </table:table-cell>
          <table:table-cell table:style-name="Table3.C2" office:value-type="string">
            <text:p text:style-name="P319">Chantico has already registered a user with the given username.</text:p>
          </table:table-cell>
        </table:table-row>
      </table:table>
      <text:p text:style-name="P13"/>
      <text:p text:style-name="P13"/>
      <text:p text:style-name="P13"><text:soft-page-break/></text:p>
      <text:p text:style-name="P13">Example<text:span text:style-name="T11">s</text:span></text:p>
      <text:p text:style-name="P13"/>
      <text:p text:style-name="P170">GET /<text:span text:style-name="T181">apis/02586941785</text:span>/user<text:span text:style-name="T153">s</text:span></text:p>
      <text:p text:style-name="P170"/>
      <text:p text:style-name="P170">Response Body:</text:p>
      <text:p text:style-name="P180">{</text:p>
      <text:p text:style-name="P146"><text:span text:style-name="T135"><text:tab/>“</text:span><text:span text:style-name="T136">self”:“</text:span><text:a xlink:type="simple" xlink:href="https://api.doga.gov/1.0/templates"><text:span text:style-name="T135">https://login.mywadapi.com/apis/02586941785/</text:span></text:a><text:a xlink:type="simple" xlink:href="https://api.doga.gov/1.0/templates"><text:span text:style-name="T137">user</text:span></text:a><text:a xlink:type="simple" xlink:href="https://api.doga.gov/1.0/templates"><text:span text:style-name="T138">s</text:span></text:a><text:span text:style-name="T139">”,</text:span></text:p>
      <text:p text:style-name="P146"><text:span text:style-name="T139"><text:tab/>“</text:span><text:span text:style-name="T140">next”:”</text:span><text:a xlink:type="simple" xlink:href="https://api.doga.gov/1.0/templates?page=3&amp;results=3"><text:span text:style-name="T135">https://login.mywadapi.com/apis/02586941785/</text:span></text:a><text:a xlink:type="simple" xlink:href="https://api.doga.gov/1.0/templates?page=3&amp;results=3"><text:span text:style-name="T137">user</text:span></text:a><text:a xlink:type="simple" xlink:href="https://api.doga.gov/1.0/templates?page=3&amp;results=3"><text:span text:style-name="T140">s?page</text:span></text:a><text:a xlink:type="simple" xlink:href="https://api.doga.gov/1.0/templates?page=3&amp;results=3"><text:span text:style-name="T141">=</text:span></text:a><text:a xlink:type="simple" xlink:href="https://api.doga.gov/1.0/templates?page=3&amp;results=3"><text:span text:style-name="T137">2</text:span></text:a><text:span text:style-name="T140">”,</text:span></text:p>
      <text:p text:style-name="P193"><text:span text:style-name="T21"><text:tab/>“</text:span><text:span text:style-name="T22">total”: “10</text:span><text:span text:style-name="T23">0</text:span><text:span text:style-name="T22">”,</text:span></text:p>
      <text:p text:style-name="P200"><text:tab/>“users”:[</text:p>
      <text:p text:style-name="P201"><text:tab/><text:tab/><text:span text:style-name="T116">{</text:span></text:p>
      <text:p text:style-name="P116"><text:span text:style-name="T126"><text:tab/><text:tab/><text:tab/></text:span><text:span text:style-name="T127">“self”:“</text:span><text:a xlink:type="simple" xlink:href="https://api.doga.gov/1.0/user/1421427848"><text:span text:style-name="T127">https://login.mywadapi.com/apis/02586941785/</text:span></text:a><text:a xlink:type="simple" xlink:href="https://api.doga.gov/1.0/user/1421427848"><text:span text:style-name="T127">user</text:span></text:a><text:a xlink:type="simple" xlink:href="https://api.doga.gov/1.0/user/1421427848"><text:span text:style-name="T131">s</text:span></text:a><text:a xlink:type="simple" xlink:href="https://api.doga.gov/1.0/user/1421427848"><text:span text:style-name="T127">/1421427848</text:span></text:a><text:span text:style-name="T127">”,</text:span></text:p>
      <text:p text:style-name="P196"><text:span text:style-name="T12"><text:tab/><text:tab/><text:tab/></text:span><text:span text:style-name="T14">“username”:”user_x”,</text:span></text:p>
      <text:p text:style-name="P203"><text:tab/><text:tab/><text:tab/>“<text:span text:style-name="T10">role”:“3”,</text:span></text:p>
      <text:p text:style-name="P87"><text:span text:style-name="T126"><text:tab/><text:tab/><text:tab/>“</text:span><text:span text:style-name="T128">tokens”:“</text:span><text:a xlink:type="simple" xlink:href="https://api.doga.gov/1.0/user/1421427848/tokens"><text:span text:style-name="T128">https://login.mywadapi.com/apis/025..785/user</text:span></text:a><text:a xlink:type="simple" xlink:href="https://api.doga.gov/1.0/user/1421427848/tokens"><text:span text:style-name="T131">s</text:span></text:a><text:a xlink:type="simple" xlink:href="https://api.doga.gov/1.0/user/1421427848/tokens"><text:span text:style-name="T128">/1421427848/tokens</text:span></text:a><text:span text:style-name="T128">”,</text:span></text:p>
      <text:p text:style-name="P87"><text:span text:style-name="T128"><text:tab/><text:tab/><text:tab/>“</text:span><text:span text:style-name="T129">options”:[</text:span></text:p>
      <text:p text:style-name="P88"><text:span text:style-name="T129"><text:tab/><text:tab/><text:tab/><text:tab/>“organisation”:”</text:span><text:a xlink:type="simple" xlink:href="https://api.doga.gov/1.0/templates/1821939847/questions/1304768"><text:span text:style-name="T130">https://</text:span></text:a><text:a xlink:type="simple" xlink:href="https://api.doga.gov/1.0/templates/1821939847/questions/1304768"><text:span text:style-name="T132">gbsv.mywadapi.com</text:span></text:a><text:a xlink:type="simple" xlink:href="https://api.doga.gov/1.0/templates/1821939847/questions/1304768"><text:span text:style-name="T130">/organisations/gender</text:span></text:a><text:span text:style-name="T129">”</text:span></text:p>
      <text:p text:style-name="P215"><text:tab/><text:tab/><text:tab/>]</text:p>
      <text:p text:style-name="P203"><text:tab/><text:tab/><text:span text:style-name="T116">},</text:span>…</text:p>
      <text:p text:style-name="P201"><text:tab/><text:span text:style-name="T115">]</text:span></text:p>
      <text:p text:style-name="P180">}</text:p>
      <text:p text:style-name="P171"/>
      <text:p text:style-name="P199">GET <text:span text:style-name="T182">/apis/02586941785</text:span>/users?page=4&amp;results=5</text:p>
      <text:p text:style-name="P204"/>
      <text:p text:style-name="P197">Response Body:</text:p>
      <text:p text:style-name="P210">{</text:p>
      <text:p text:style-name="P146"><text:span text:style-name="T135"><text:tab/>“</text:span><text:span text:style-name="T136">self”:“</text:span><text:a xlink:type="simple" xlink:href="https://api.doga.gov/1.0/templates"><text:span text:style-name="T135">https://login.mywadapi.com/apis/02586941785/</text:span></text:a><text:a xlink:type="simple" xlink:href="https://api.doga.gov/1.0/templates"><text:span text:style-name="T142">user</text:span></text:a><text:a xlink:type="simple" xlink:href="https://api.doga.gov/1.0/templates"><text:span text:style-name="T138">s?page=</text:span></text:a><text:a xlink:type="simple" xlink:href="https://api.doga.gov/1.0/templates"><text:span text:style-name="T142">4</text:span></text:a><text:a xlink:type="simple" xlink:href="https://api.doga.gov/1.0/templates"><text:span text:style-name="T138">&amp;results</text:span></text:a><text:a xlink:type="simple" xlink:href="https://api.doga.gov/1.0/templates"><text:span text:style-name="T142">=5</text:span></text:a><text:span text:style-name="T139">”,</text:span></text:p>
      <text:p text:style-name="P146"><text:span text:style-name="T139"><text:tab/>“</text:span><text:span text:style-name="T141">prev</text:span><text:span text:style-name="T140">”:”</text:span><text:a xlink:type="simple" xlink:href="https://api.doga.gov/1.0/templates"><text:span text:style-name="T139">https://login.mywadapi.com/apis/02586941785/</text:span></text:a><text:a xlink:type="simple" xlink:href="https://api.doga.gov/1.0/templates"><text:span text:style-name="T142">user</text:span></text:a><text:a xlink:type="simple" xlink:href="https://api.doga.gov/1.0/templates"><text:span text:style-name="T140">s?page</text:span></text:a><text:a xlink:type="simple" xlink:href="https://api.doga.gov/1.0/templates"><text:span text:style-name="T141">=</text:span></text:a><text:a xlink:type="simple" xlink:href="https://api.doga.gov/1.0/templates"><text:span text:style-name="T142">3</text:span></text:a><text:a xlink:type="simple" xlink:href="https://api.doga.gov/1.0/templates"><text:span text:style-name="T141">&amp;results</text:span></text:a><text:a xlink:type="simple" xlink:href="https://api.doga.gov/1.0/templates"><text:span text:style-name="T142">=5</text:span></text:a><text:span text:style-name="T140">”,</text:span></text:p>
      <text:p text:style-name="P146"><text:span text:style-name="T139"><text:tab/>“</text:span><text:span text:style-name="T140">next”:”</text:span><text:a xlink:type="simple" xlink:href="https://api.doga.gov/1.0/templates?page=3&amp;results=3"><text:span text:style-name="T135">https://login.mywadapi.com/apis/02586941785/</text:span></text:a><text:a xlink:type="simple" xlink:href="https://api.doga.gov/1.0/templates?page=3&amp;results=3"><text:span text:style-name="T142">user</text:span></text:a><text:a xlink:type="simple" xlink:href="https://api.doga.gov/1.0/templates?page=3&amp;results=3"><text:span text:style-name="T140">s?page</text:span></text:a><text:a xlink:type="simple" xlink:href="https://api.doga.gov/1.0/templates?page=3&amp;results=3"><text:span text:style-name="T141">=</text:span></text:a><text:a xlink:type="simple" xlink:href="https://api.doga.gov/1.0/templates?page=3&amp;results=3"><text:span text:style-name="T142">5</text:span></text:a><text:a xlink:type="simple" xlink:href="https://api.doga.gov/1.0/templates?page=3&amp;results=3"><text:span text:style-name="T141">&amp;results</text:span></text:a><text:a xlink:type="simple" xlink:href="https://api.doga.gov/1.0/templates?page=3&amp;results=3"><text:span text:style-name="T142">=5</text:span></text:a><text:span text:style-name="T140">”,</text:span></text:p>
      <text:p text:style-name="P193"><text:span text:style-name="T21"><text:tab/>“</text:span><text:span text:style-name="T22">total”: “1</text:span><text:span text:style-name="T24">0</text:span><text:span text:style-name="T22">0”,</text:span></text:p>
      <text:p text:style-name="P216"><text:span text:style-name="T109"><text:tab/>“</text:span><text:span text:style-name="T112">user</text:span><text:span text:style-name="T110">s</text:span><text:span text:style-name="T111">”:</text:span><text:span text:style-name="T110">[</text:span></text:p>
      <text:p text:style-name="P202"><text:tab/><text:tab/><text:span text:style-name="T116">{</text:span></text:p>
      <text:p text:style-name="P117"><text:span text:style-name="T126"><text:tab/><text:tab/><text:tab/></text:span><text:span text:style-name="T127">“self”:“</text:span><text:a xlink:type="simple" xlink:href="https://api.doga.gov/1.0/user/1421427848"><text:span text:style-name="T127">https://login.mywadapi.com/apis/02586941785/</text:span></text:a><text:a xlink:type="simple" xlink:href="https://api.doga.gov/1.0/user/1421427848"><text:span text:style-name="T127">user/3092845734</text:span></text:a><text:span text:style-name="T127">”,</text:span></text:p>
      <text:p text:style-name="P194"><text:span text:style-name="T12"><text:tab/><text:tab/><text:tab/></text:span><text:span text:style-name="T14">“username”:”user_x”,</text:span></text:p>
      <text:p text:style-name="P205"><text:tab/><text:tab/><text:tab/>“<text:span text:style-name="T10">role”:“3”,</text:span></text:p>
      <text:p text:style-name="P95"><text:span text:style-name="T126"><text:tab/><text:tab/><text:tab/>“</text:span><text:span text:style-name="T128">tokens”:“</text:span><text:a xlink:type="simple" xlink:href="https://login.mywadapi.com/apis/0258694"><text:span text:style-name="T128">https://login.mywadapi.com/apis/02</text:span></text:a><text:a xlink:type="simple" xlink:href="https://login.mywadapi.com/apis/0258694"><text:span text:style-name="T133">5</text:span></text:a><text:a xlink:type="simple" xlink:href="https://login.mywadapi.com/apis/0258694"><text:span text:style-name="T128">...</text:span></text:a><text:a xlink:type="simple" xlink:href="https://api.doga.gov/1.0/user/1421427848/tokens"><text:span text:style-name="T128">785/user/3902845734/tokens</text:span></text:a><text:span text:style-name="T128">”</text:span></text:p>
      <text:p text:style-name="P209"><text:tab/><text:tab/><text:span text:style-name="T116">}, </text:span>…</text:p>
      <text:p text:style-name="P213"><text:tab/>]</text:p>
      <text:p text:style-name="P212">}</text:p>
      <text:p text:style-name="P181"/>
      <text:p text:style-name="P182"><text:span text:style-name="T56">POST </text:span><text:span text:style-name="T60">/</text:span><text:span text:style-name="T61">apis/02586941785</text:span><text:span text:style-name="T56">/</text:span><text:span text:style-name="T57">user</text:span><text:span text:style-name="T59">s</text:span></text:p>
      <text:p text:style-name="P172"/>
      <text:p text:style-name="P172">Request <text:span text:style-name="T10">Body</text:span>:</text:p>
      <text:p text:style-name="P206">{</text:p>
      <text:p text:style-name="P207"><text:tab/>“<text:span text:style-name="T51">username”:”user_x”</text:span></text:p>
      <text:p text:style-name="P214"><text:tab/>“password”:”5f4dcc3b5aa765d61d8327deb882cf99”</text:p>
      <text:p text:style-name="P207"><text:tab/>“<text:span text:style-name="T10">role”:“3”</text:span></text:p>
      <text:p text:style-name="P206">}</text:p>
      <text:p text:style-name="P206"/>
      <text:p text:style-name="P198">Response Body:</text:p>
      <text:p text:style-name="P211">{</text:p>
      <text:p text:style-name="P141"><text:span text:style-name="T135"><text:tab/>“self”:“</text:span><text:a xlink:type="simple" xlink:href="https://api.doga.gov/1.0/user/1421427848"><text:span text:style-name="T135">https://login.mywadapi.com/apis/02586941785/</text:span></text:a><text:a xlink:type="simple" xlink:href="https://api.doga.gov/1.0/user/1421427848"><text:span text:style-name="T143">user/1421427848</text:span></text:a><text:span text:style-name="T143">”</text:span><text:span text:style-name="T135">,</text:span></text:p>
      <text:p text:style-name="P195"><text:span text:style-name="T12"><text:tab/></text:span><text:span text:style-name="T14">“username”:”user_x”,</text:span></text:p>
      <text:p text:style-name="P208"><text:tab/>“<text:span text:style-name="T10">role”:“3”,</text:span></text:p>
      <text:p text:style-name="P79"><text:span text:style-name="T126"><text:tab/>“</text:span><text:span text:style-name="T128">tokens”:“</text:span><text:a xlink:type="simple" xlink:href="https://api.doga.gov/1.0/user/1421427848"><text:span text:style-name="T128">https://login.mywadapi.com/apis/02586941785/user/1421427848/tokens</text:span></text:a><text:span text:style-name="T128">”</text:span></text:p>
      <text:p text:style-name="P211">}</text:p>
      <text:p text:style-name="P362">apis/{api_id}/users/{user_id}</text:p>
      <text:p text:style-name="P25"/>
      <text:p text:style-name="P61">A <text:span text:style-name="T53">user who's access to the specified API is being managed by Chantico.</text:span></text:p>
      <text:p text:style-name="P43"/>
      <text:p text:style-name="P2"><text:span text:style-name="T1">Supported Request </text:span><text:span text:style-name="T2">M</text:span><text:span text:style-name="T1">ethods</text:span></text:p>
      <text:p text:style-name="P43"/>
      <text:p text:style-name="P64">GET – Returns <text:span text:style-name="T53">a representation of the user resource</text:span></text:p>
      <text:p text:style-name="P43">P<text:span text:style-name="T53">UT</text:span> – <text:span text:style-name="T53">Modifies an existing user resource</text:span></text:p>
      <text:p text:style-name="P73">DELETE – Deletes a user resource, thereby revoking its API access.</text:p>
      <text:p text:style-name="P43"/>
      <text:p text:style-name="P8"><text:span text:style-name="T1">Supported </text:span><text:span text:style-name="T2">F</text:span><text:span text:style-name="T1">ormats</text:span></text:p>
      <text:p text:style-name="P8"/>
      <text:p text:style-name="P49">json</text:p>
      <text:p text:style-name="P49"/>
      <text:p text:style-name="P161">Authentication</text:p>
      <text:p text:style-name="P8"/>
      <text:p text:style-name="P68">Basic</text:p>
      <text:p text:style-name="P2"/>
      <text:p text:style-name="P26">Arguments <text:span text:style-name="T46">(PUT)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9">Name</text:p>
          </table:table-cell>
          <table:table-cell table:style-name="Table4.A1" office:value-type="string">
            <text:p text:style-name="P225">Inclusion</text:p>
          </table:table-cell>
          <table:table-cell table:style-name="Table4.C1" office:value-type="string">
            <text:p text:style-name="P229">Description</text:p>
          </table:table-cell>
        </table:table-row>
        <table:table-row>
          <table:table-cell table:style-name="Table4.A2" office:value-type="string">
            <text:p text:style-name="P243">username</text:p>
          </table:table-cell>
          <table:table-cell table:style-name="Table4.A2" office:value-type="string">
            <text:p text:style-name="P241">required</text:p>
          </table:table-cell>
          <table:table-cell table:style-name="Table4.C2" office:value-type="string">
            <text:p text:style-name="P246">A unique string <text:span text:style-name="T47">with which</text:span> to identify this user.</text:p>
          </table:table-cell>
        </table:table-row>
        <table:table-row>
          <table:table-cell table:style-name="Table4.A2" office:value-type="string">
            <text:p text:style-name="P243">authentication</text:p>
          </table:table-cell>
          <table:table-cell table:style-name="Table4.A2" office:value-type="string">
            <text:p text:style-name="P327">optional</text:p>
          </table:table-cell>
          <table:table-cell table:style-name="Table4.C2" office:value-type="string">
            <text:p text:style-name="P243"><text:span text:style-name="T154">T</text:span>he token <text:span text:style-name="T48">need</text:span>ed to authenticate this user.</text:p>
          </table:table-cell>
        </table:table-row>
        <table:table-row>
          <table:table-cell table:style-name="Table4.A2" office:value-type="string">
            <text:p text:style-name="P224">role</text:p>
          </table:table-cell>
          <table:table-cell table:style-name="Table4.A2" office:value-type="string">
            <text:p text:style-name="P223">required</text:p>
          </table:table-cell>
          <table:table-cell table:style-name="Table4.C2" office:value-type="string">
            <text:p text:style-name="P224">Indicates the type of access <text:span text:style-name="T46">Chantico should request for this user</text:span>.</text:p>
          </table:table-cell>
        </table:table-row>
        <table:table-row>
          <table:table-cell table:style-name="Table4.A2" office:value-type="string">
            <text:p text:style-name="P244">options</text:p>
          </table:table-cell>
          <table:table-cell table:style-name="Table4.A2" office:value-type="string">
            <text:p text:style-name="P245">optional</text:p>
          </table:table-cell>
          <table:table-cell table:style-name="Table4.C2" office:value-type="string">
            <text:p text:style-name="P246">Provides additional <text:span text:style-name="T49">directives </text:span>for Chantico to use when <text:span text:style-name="T54">modifying the</text:span> user<text:span text:style-name="T54">'s</text:span> <text:span text:style-name="T54">API </text:span>access.</text:p>
          </table:table-cell>
        </table:table-row>
      </table:table>
      <text:p text:style-name="P54"/>
      <text:p text:style-name="P35">Response Errors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6">Error</text:p>
          </table:table-cell>
          <table:table-cell table:style-name="Table5.A1" office:value-type="string">
            <text:p text:style-name="P236">Reason</text:p>
          </table:table-cell>
          <table:table-cell table:style-name="Table5.C1" office:value-type="string">
            <text:p text:style-name="P230">Description</text:p>
          </table:table-cell>
        </table:table-row>
        <table:table-row>
          <table:table-cell table:style-name="Table5.A2" office:value-type="string">
            <text:p text:style-name="P249">400</text:p>
          </table:table-cell>
          <table:table-cell table:style-name="Table5.A2" office:value-type="string">
            <text:p text:style-name="P249">Bad Request</text:p>
          </table:table-cell>
          <table:table-cell table:style-name="Table5.C2" office:value-type="string">
            <text:p text:style-name="P254"><text:span text:style-name="T99">The request body is not valid JSON,</text:span> <text:span text:style-name="T98">some </text:span>required arguments have not been supplied <text:span text:style-name="T152">or access could not be created using the given options directives.</text:span> <text:span text:style-name="T98">(PUT only)</text:span>.</text:p>
          </table:table-cell>
        </table:table-row>
        <table:table-row>
          <table:table-cell table:style-name="Table5.A2" office:value-type="string">
            <text:p text:style-name="P249">401</text:p>
          </table:table-cell>
          <table:table-cell table:style-name="Table5.A2" office:value-type="string">
            <text:p text:style-name="P249">Unauthorized</text:p>
          </table:table-cell>
          <table:table-cell table:style-name="Table5.C2" office:value-type="string">
            <text:p text:style-name="P248">The 'Authori<text:span text:style-name="T97">z</text:span>ation' header is missing and must be supplied.</text:p>
          </table:table-cell>
        </table:table-row>
        <table:table-row>
          <table:table-cell table:style-name="Table5.A2" office:value-type="string">
            <text:p text:style-name="P249">403</text:p>
          </table:table-cell>
          <table:table-cell table:style-name="Table5.A2" office:value-type="string">
            <text:p text:style-name="P249">Forbidden</text:p>
          </table:table-cell>
          <table:table-cell table:style-name="Table5.C2" office:value-type="string">
            <text:p text:style-name="P294"><text:span text:style-name="T151">The provided authentication tokens do not match this user, the client IP has been blacklisted, or is absent from an existent whitelist,</text:span><text:span text:style-name="T69"> </text:span><text:span text:style-name="T68">or the If-Match and ETag headers were missing</text:span><text:span text:style-name="T151">.</text:span></text:p>
          </table:table-cell>
        </table:table-row>
        <table:table-row>
          <table:table-cell table:style-name="Table5.A2" office:value-type="string">
            <text:p text:style-name="P276">404</text:p>
          </table:table-cell>
          <table:table-cell table:style-name="Table5.A2" office:value-type="string">
            <text:p text:style-name="P276">Not Found</text:p>
          </table:table-cell>
          <table:table-cell table:style-name="Table5.C2" office:value-type="string">
            <text:p text:style-name="P279"><text:span text:style-name="T101">No</text:span> user resource presently exist<text:span text:style-name="T101">s at the request URI</text:span>.</text:p>
          </table:table-cell>
        </table:table-row>
        <table:table-row>
          <table:table-cell table:style-name="Table5.A2" office:value-type="string">
            <text:p text:style-name="P258">405</text:p>
          </table:table-cell>
          <table:table-cell table:style-name="Table5.A2" office:value-type="string">
            <text:p text:style-name="P258">Method Not Allowed</text:p>
          </table:table-cell>
          <table:table-cell table:style-name="Table5.C2" office:value-type="string">
            <text:p text:style-name="P262"><text:span text:style-name="T99">T</text:span>he request method <text:span text:style-name="T99">was not one of:</text:span> GET, <text:span text:style-name="T100">PUT, DELETE</text:span>.</text:p>
          </table:table-cell>
        </table:table-row>
        <table:table-row>
          <table:table-cell table:style-name="Table5.A2" office:value-type="string">
            <text:p text:style-name="P265">406</text:p>
          </table:table-cell>
          <table:table-cell table:style-name="Table5.A2" office:value-type="string">
            <text:p text:style-name="P265">Not Acceptable</text:p>
          </table:table-cell>
          <table:table-cell table:style-name="Table5.C2" office:value-type="string">
            <text:p text:style-name="P271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69">409</text:p>
          </table:table-cell>
          <table:table-cell table:style-name="Table5.A2" office:value-type="string">
            <text:p text:style-name="P269">Conflict</text:p>
          </table:table-cell>
          <table:table-cell table:style-name="Table5.C2" office:value-type="string">
            <text:p text:style-name="P292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82">410</text:p>
          </table:table-cell>
          <table:table-cell table:style-name="Table5.A2" office:value-type="string">
            <text:p text:style-name="P282">Gone</text:p>
          </table:table-cell>
          <table:table-cell table:style-name="Table5.C2" office:value-type="string">
            <text:p text:style-name="P285">A user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  <table:table-row>
          <table:table-cell table:style-name="Table5.A2" office:value-type="string">
            <text:p text:style-name="P269">412</text:p>
          </table:table-cell>
          <table:table-cell table:style-name="Table5.A2" office:value-type="string">
            <text:p text:style-name="P269">Precondition Failed</text:p>
          </table:table-cell>
          <table:table-cell table:style-name="Table5.C2" office:value-type="string">
            <text:p text:style-name="P274">The user's state has changed since the specified Modified-Date and ETag were issued.</text:p>
          </table:table-cell>
        </table:table-row>
      </table:table>
      <text:p text:style-name="P14"><text:soft-page-break/>Example<text:span text:style-name="T11">s</text:span></text:p>
      <text:p text:style-name="P14"/>
      <text:p text:style-name="P221"><text:span text:style-name="T55">GE</text:span><text:span text:style-name="T56">T </text:span><text:span text:style-name="T92">/</text:span><text:span text:style-name="T93">apis/02586941785</text:span><text:span text:style-name="T94">/</text:span><text:span text:style-name="T95">user</text:span><text:span text:style-name="T93">s</text:span><text:span text:style-name="T95">/</text:span><text:span text:style-name="T91">1421427848</text:span></text:p>
      <text:p text:style-name="P80"/>
      <text:p text:style-name="P131">Response Body:</text:p>
      <text:p text:style-name="P131"/>
      <text:p text:style-name="P96">{</text:p>
      <text:p text:style-name="P142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42"><text:span text:style-name="T12"><text:tab/></text:span><text:span text:style-name="T14">“username”:”user_x”,</text:span></text:p>
      <text:p text:style-name="P80"><text:tab/>“<text:span text:style-name="T10">role”:“3”,</text:span></text:p>
      <text:p text:style-name="P80"><text:tab/>“<text:span text:style-name="T52">tokens”:“</text:span><text:a xlink:type="simple" xlink:href="https://api.doga.gov/1.0/user/1421427848"><text:span text:style-name="T52">https://login.mywadapi.com/apis/02586941785/user/1421427848/tokens</text:span></text:a><text:span text:style-name="T52">”</text:span></text:p>
      <text:p text:style-name="P166">}</text:p>
      <text:p text:style-name="P166"/>
      <text:p text:style-name="P7"><text:span text:style-name="T54">PUT </text:span><text:span text:style-name="T70">/</text:span><text:span text:style-name="T71">apis/02586941785</text:span><text:span text:style-name="T54">/user/</text:span><text:span text:style-name="T13">1421427848</text:span></text:p>
      <text:p text:style-name="P15"/>
      <text:p text:style-name="P15">Request <text:span text:style-name="T10">Body</text:span>:</text:p>
      <text:p text:style-name="P15"/>
      <text:p text:style-name="P81">{</text:p>
      <text:p text:style-name="P81"><text:tab/>“<text:span text:style-name="T51">username”:”user_y”</text:span></text:p>
      <text:p text:style-name="P104"><text:tab/>“<text:span text:style-name="T157">authentication</text:span>”:”<text:span text:style-name="T62">ac1ef17c2db40995e9fdd40b04a5a649</text:span>”</text:p>
      <text:p text:style-name="P81"><text:tab/>“<text:span text:style-name="T10">role”:“3”,</text:span></text:p>
      <text:p text:style-name="P105"><text:tab/>“options”:</text:p>
      <text:p text:style-name="P105"><text:tab/>{</text:p>
      <text:p text:style-name="P105"><text:tab/><text:tab/>“rate-limit”:”1000”</text:p>
      <text:p text:style-name="P105"><text:tab/>}</text:p>
      <text:p text:style-name="P81">}</text:p>
      <text:p text:style-name="P81"/>
      <text:p text:style-name="P132">Response Body:</text:p>
      <text:p text:style-name="P132"/>
      <text:p text:style-name="P97">{</text:p>
      <text:p text:style-name="P143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43"><text:span text:style-name="T12"><text:tab/></text:span><text:span text:style-name="T14">“username”:”user_</text:span><text:span text:style-name="T18">y</text:span><text:span text:style-name="T14">”,</text:span></text:p>
      <text:p text:style-name="P89"><text:tab/>“<text:span text:style-name="T10">role”:“3”,</text:span></text:p>
      <text:p text:style-name="P106"><text:tab/>“options”:</text:p>
      <text:p text:style-name="P106"><text:tab/>{</text:p>
      <text:p text:style-name="P106"><text:tab/><text:tab/>“rate-limit”:”1000”</text:p>
      <text:p text:style-name="P106"><text:tab/>},</text:p>
      <text:p text:style-name="P81"><text:tab/>“<text:span text:style-name="T52">tokens”:“</text:span><text:a xlink:type="simple" xlink:href="https://api.doga.gov/1.0/user/1421427848"><text:span text:style-name="T52">https://login.mywadapi.com/apis/02586941785/user/1421427848/tokens</text:span></text:a><text:span text:style-name="T52">”</text:span></text:p>
      <text:p text:style-name="P167">}</text:p>
      <text:p text:style-name="P16"/>
      <text:p text:style-name="P221"><text:span text:style-name="T58">DELETE</text:span><text:span text:style-name="T56"> </text:span><text:span text:style-name="T92">/</text:span><text:span text:style-name="T93">apis/02586941785</text:span><text:span text:style-name="T56">/</text:span><text:span text:style-name="T57">user/</text:span><text:span text:style-name="T40">1421427848</text:span></text:p>
      <text:p text:style-name="P82"/>
      <text:p text:style-name="P133">Response Body:</text:p>
      <text:p text:style-name="P133"/>
      <text:p text:style-name="P98">{</text:p>
      <text:p text:style-name="P144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67">}</text:p>
      <text:p text:style-name="P335">/<text:span text:style-name="T183">apis/{api_id}</text:span>/<text:span text:style-name="T42">user/{user_id}/tokens</text:span></text:p>
      <text:p text:style-name="P29"/>
      <text:p text:style-name="P74">Valid API access tokens for the specified user. Read-Only.</text:p>
      <text:p text:style-name="P44"/>
      <text:p text:style-name="P3"><text:span text:style-name="T1">Supported Request </text:span><text:span text:style-name="T2">M</text:span><text:span text:style-name="T1">ethods</text:span></text:p>
      <text:p text:style-name="P44"/>
      <text:p text:style-name="P65">GET – Returns <text:span text:style-name="T150">the most recent set of API tokens for the user.</text:span></text:p>
      <text:p text:style-name="P44"/>
      <text:p text:style-name="P9"><text:span text:style-name="T1">Supported </text:span><text:span text:style-name="T2">F</text:span><text:span text:style-name="T1">ormats</text:span></text:p>
      <text:p text:style-name="P9"/>
      <text:p text:style-name="P50">json</text:p>
      <text:p text:style-name="P50"/>
      <text:p text:style-name="P162">Authentication</text:p>
      <text:p text:style-name="P9"/>
      <text:p text:style-name="P69">Basic</text:p>
      <text:p text:style-name="P55"/>
      <text:p text:style-name="P30">Query Parameters</text:p>
      <text:p text:style-name="P30"/>
      <text:p text:style-name="P76">None</text:p>
      <text:p text:style-name="P76"/>
      <text:p text:style-name="P30">Arguments</text:p>
      <text:p text:style-name="P76"/>
      <text:p text:style-name="P76">None</text:p>
      <text:p text:style-name="P56"/>
      <text:p text:style-name="P32">Response Errors</text:p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7">Error</text:p>
          </table:table-cell>
          <table:table-cell table:style-name="Table6.A1" office:value-type="string">
            <text:p text:style-name="P237">Reason</text:p>
          </table:table-cell>
          <table:table-cell table:style-name="Table6.C1" office:value-type="string">
            <text:p text:style-name="P231">Description</text:p>
          </table:table-cell>
        </table:table-row>
        <table:table-row>
          <table:table-cell table:style-name="Table6.A2" office:value-type="string">
            <text:p text:style-name="P250">401</text:p>
          </table:table-cell>
          <table:table-cell table:style-name="Table6.A2" office:value-type="string">
            <text:p text:style-name="P250">Unauthorized</text:p>
          </table:table-cell>
          <table:table-cell table:style-name="Table6.C2" office:value-type="string">
            <text:p text:style-name="P253">The 'Authori<text:span text:style-name="T97">z</text:span>ation' header is missing and must be supplied.</text:p>
          </table:table-cell>
        </table:table-row>
        <table:table-row>
          <table:table-cell table:style-name="Table6.A2" office:value-type="string">
            <text:p text:style-name="P250">403</text:p>
          </table:table-cell>
          <table:table-cell table:style-name="Table6.A2" office:value-type="string">
            <text:p text:style-name="P250">Forbidden</text:p>
          </table:table-cell>
          <table:table-cell table:style-name="Table6.C2" office:value-type="string">
            <text:p text:style-name="P334"><text:span text:style-name="T151">The provided authentication tokens do not match this user, the client IP has been blacklisted, or is absent from an existent whitelist,</text:span><text:span text:style-name="T69"> </text:span><text:span text:style-name="T68">or the If-Match and ETag headers were missing</text:span><text:span text:style-name="T69">.</text:span></text:p>
          </table:table-cell>
        </table:table-row>
        <table:table-row>
          <table:table-cell table:style-name="Table6.A2" office:value-type="string">
            <text:p text:style-name="P277">404</text:p>
          </table:table-cell>
          <table:table-cell table:style-name="Table6.A2" office:value-type="string">
            <text:p text:style-name="P277">Not Found</text:p>
          </table:table-cell>
          <table:table-cell table:style-name="Table6.C2" office:value-type="string">
            <text:p text:style-name="P280"><text:span text:style-name="T101">No user </text:span>resource presently exist<text:span text:style-name="T125">s</text:span> <text:span text:style-name="T104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59">405</text:p>
          </table:table-cell>
          <table:table-cell table:style-name="Table6.A2" office:value-type="string">
            <text:p text:style-name="P259">Method Not Allowed</text:p>
          </table:table-cell>
          <table:table-cell table:style-name="Table6.C2" office:value-type="string">
            <text:p text:style-name="P288">A non-GET request was received by the <text:span text:style-name="T105">s</text:span>erver</text:p>
          </table:table-cell>
        </table:table-row>
        <table:table-row>
          <table:table-cell table:style-name="Table6.A2" office:value-type="string">
            <text:p text:style-name="P266">406</text:p>
          </table:table-cell>
          <table:table-cell table:style-name="Table6.A2" office:value-type="string">
            <text:p text:style-name="P266">Not Acceptable</text:p>
          </table:table-cell>
          <table:table-cell table:style-name="Table6.C2" office:value-type="string">
            <text:p text:style-name="P271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83">410</text:p>
          </table:table-cell>
          <table:table-cell table:style-name="Table6.A2" office:value-type="string">
            <text:p text:style-name="P283">Gone</text:p>
          </table:table-cell>
          <table:table-cell table:style-name="Table6.C2" office:value-type="string">
            <text:p text:style-name="P286">A <text:span text:style-name="T105">token</text:span>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</table:table>
      <text:p text:style-name="P168"/>
      <text:p text:style-name="P100"/>
      <text:p text:style-name="P139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38">Example<text:span text:style-name="T11">s</text:span></text:p>
      <text:p text:style-name="P17"/>
      <text:p text:style-name="P22"><text:span text:style-name="T64">GE</text:span>T <text:span text:style-name="T70">/</text:span><text:span text:style-name="T71">apis/02586941785</text:span>/<text:span text:style-name="T50">user/</text:span><text:span text:style-name="T13">1421427848</text:span><text:span text:style-name="T66">/tokens</text:span></text:p>
      <text:p text:style-name="P83"/>
      <text:p text:style-name="P134">Response Body:</text:p>
      <text:p text:style-name="P134"/>
      <text:p text:style-name="P99">{</text:p>
      <text:p text:style-name="P84"><text:tab/>“<text:span text:style-name="T96">self”:“</text:span><text:a xlink:type="simple" xlink:href="https://api.doga.gov/1.0/user/1421427848/tokens"><text:span text:style-name="T96">https://login.mywadapi.com/apis/02586941785/user/1421427848/tokens</text:span></text:a><text:span text:style-name="T96">”,</text:span></text:p>
      <text:p text:style-name="P145"><text:tab/>"key":“bb0af43cf49de09df611a79e03c92673“,</text:p>
      <text:p text:style-name="P108"><text:tab/>“secret”:”774fcb8ae72e4ecce0725a52100ca7fc“,</text:p>
      <text:p text:style-name="P111"><text:tab/>“<text:span text:style-name="T167">expiry”:1430010177,</text:span></text:p>
      <text:p text:style-name="P109"><text:tab/><text:span text:style-name="T126">“</text:span><text:span text:style-name="T134">renew”:“</text:span><text:a xlink:type="simple" xlink:href="https://api.doga.gov/1.0/user/1421427848/tokens"><text:span text:style-name="T134">https://login.mywadapi.com/apis/0...5/user/14...48/renewals?warrant=</text:span></text:a><text:a xlink:type="simple" xlink:href="https://api.doga.gov/1.0/user/1421427848/tokens"><text:span text:style-name="T134">9710ef450fe8bf</text:span></text:a><text:a xlink:type="simple" xlink:href="https://api.doga.gov/1.0/user/1421427848/tokens"><text:span text:style-name="T134">s</text:span></text:a><text:span text:style-name="T134">”</text:span></text:p>
      <text:p text:style-name="P169">}</text:p>
      <text:p text:style-name="P336">/<text:span text:style-name="T184">apis/{api_id}</text:span>/<text:span text:style-name="T42">user/{user_id}/renewals</text:span></text:p>
      <text:p text:style-name="P42"/>
      <text:p text:style-name="P75"><text:span text:style-name="T158">A collection of successful renewals of the user's access tokens</text:span>.</text:p>
      <text:p text:style-name="P47"/>
      <text:p text:style-name="P6"><text:span text:style-name="T1">Supported Request </text:span><text:span text:style-name="T2">M</text:span><text:span text:style-name="T1">ethods</text:span></text:p>
      <text:p text:style-name="P219"/>
      <text:p text:style-name="P218">GET – <text:span text:style-name="T160">Returns a list of successful token renewals for the specified user</text:span></text:p>
      <text:p text:style-name="P218"><text:span text:style-name="T159">POST</text:span> – <text:span text:style-name="T161">Requests a renewal of the user's access tokens</text:span></text:p>
      <text:p text:style-name="P47"/>
      <text:p text:style-name="P12"><text:span text:style-name="T1">Supported </text:span><text:span text:style-name="T2">F</text:span><text:span text:style-name="T1">ormats</text:span></text:p>
      <text:p text:style-name="P12"/>
      <text:p text:style-name="P53">json</text:p>
      <text:p text:style-name="P53"/>
      <text:p text:style-name="P165">Authentication</text:p>
      <text:p text:style-name="P176"/>
      <text:p text:style-name="P190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59"/>
      <text:p text:style-name="P31">Query Parameters<text:span text:style-name="T46"> (GET)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35">Name</text:p>
          </table:table-cell>
          <table:table-cell table:style-name="Table18.A1" office:value-type="string">
            <text:p text:style-name="P228">Inclusion</text:p>
          </table:table-cell>
          <table:table-cell table:style-name="Table18.C1" office:value-type="string">
            <text:p text:style-name="P235">Description</text:p>
          </table:table-cell>
        </table:table-row>
        <table:table-row>
          <table:table-cell table:style-name="Table18.A2" office:value-type="string">
            <text:p text:style-name="P247">page</text:p>
          </table:table-cell>
          <table:table-cell table:style-name="Table18.A2" office:value-type="string">
            <text:p text:style-name="P289">optional</text:p>
          </table:table-cell>
          <table:table-cell table:style-name="Table18.C2" office:value-type="string">
            <text:p text:style-name="P247"><text:span text:style-name="T106">The display </text:span>page of a paginated <text:span text:style-name="T168">renewals</text:span> list.</text:p>
          </table:table-cell>
        </table:table-row>
        <table:table-row>
          <table:table-cell table:style-name="Table18.A2" office:value-type="string">
            <text:p text:style-name="P247">records</text:p>
          </table:table-cell>
          <table:table-cell table:style-name="Table18.A2" office:value-type="string">
            <text:p text:style-name="P289">optional</text:p>
          </table:table-cell>
          <table:table-cell table:style-name="Table18.C2" office:value-type="string">
            <text:p text:style-name="P247">The number of <text:span text:style-name="T168">renewals</text:span> <text:span text:style-name="T107">that make up a page.</text:span></text:p>
          </table:table-cell>
        </table:table-row>
      </table:table>
      <text:p text:style-name="P60"/>
      <text:p text:style-name="P31">Query Parameters<text:span text:style-name="T46"> (POST)</text:span></text:p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35">Name</text:p>
          </table:table-cell>
          <table:table-cell table:style-name="Table16.A1" office:value-type="string">
            <text:p text:style-name="P228">Inclusion</text:p>
          </table:table-cell>
          <table:table-cell table:style-name="Table16.C1" office:value-type="string">
            <text:p text:style-name="P235">Description</text:p>
          </table:table-cell>
        </table:table-row>
        <table:table-row>
          <table:table-cell table:style-name="Table16.A2" office:value-type="string">
            <text:p text:style-name="P328">warrant</text:p>
          </table:table-cell>
          <table:table-cell table:style-name="Table16.A2" office:value-type="string">
            <text:p text:style-name="P329">required</text:p>
          </table:table-cell>
          <table:table-cell table:style-name="Table16.C2" office:value-type="string">
            <text:p text:style-name="P328">A one-time secret used to authorise this renewal request.</text:p>
          </table:table-cell>
        </table:table-row>
      </table:table>
      <text:p text:style-name="P60"/>
      <text:p text:style-name="P36">Response Errors</text:p>
      <text:p text:style-name="P3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40">Error</text:p>
          </table:table-cell>
          <table:table-cell table:style-name="Table15.A1" office:value-type="string">
            <text:p text:style-name="P240">Reason</text:p>
          </table:table-cell>
          <table:table-cell table:style-name="Table15.C1" office:value-type="string">
            <text:p text:style-name="P234">Description</text:p>
          </table:table-cell>
        </table:table-row>
        <table:table-row>
          <table:table-cell table:style-name="Table15.A2" office:value-type="string">
            <text:p text:style-name="P330">400</text:p>
          </table:table-cell>
          <table:table-cell table:style-name="Table15.A2" office:value-type="string">
            <text:p text:style-name="P330">Bad Request</text:p>
          </table:table-cell>
          <table:table-cell table:style-name="Table15.C2" office:value-type="string">
            <text:p text:style-name="P331"><text:span text:style-name="T170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252">401</text:p>
          </table:table-cell>
          <table:table-cell table:style-name="Table15.A2" office:value-type="string">
            <text:p text:style-name="P252">Unauthorized</text:p>
          </table:table-cell>
          <table:table-cell table:style-name="Table15.C2" office:value-type="string">
            <text:p text:style-name="P255">The 'Authori<text:span text:style-name="T97">z</text:span>ation' header <text:span text:style-name="T169">is </text:span>missing and must be supplied.</text:p>
          </table:table-cell>
        </table:table-row>
        <table:table-row>
          <table:table-cell table:style-name="Table15.A2" office:value-type="string">
            <text:p text:style-name="P252">403</text:p>
          </table:table-cell>
          <table:table-cell table:style-name="Table15.A2" office:value-type="string">
            <text:p text:style-name="P252">Forbidden</text:p>
          </table:table-cell>
          <table:table-cell table:style-name="Table15.C2" office:value-type="string">
            <text:p text:style-name="P332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278">404</text:p>
          </table:table-cell>
          <table:table-cell table:style-name="Table15.A2" office:value-type="string">
            <text:p text:style-name="P278">Not Found</text:p>
          </table:table-cell>
          <table:table-cell table:style-name="Table15.C2" office:value-type="string">
            <text:p text:style-name="P281"><text:span text:style-name="T101">No user </text:span>resource presently exist<text:span text:style-name="T125">s</text:span> <text:span text:style-name="T104">at the request URI.</text:span></text:p>
          </table:table-cell>
        </table:table-row>
        <table:table-row>
          <table:table-cell table:style-name="Table15.A2" office:value-type="string">
            <text:p text:style-name="P261">405</text:p>
          </table:table-cell>
          <table:table-cell table:style-name="Table15.A2" office:value-type="string">
            <text:p text:style-name="P261">Method Not Allowed</text:p>
          </table:table-cell>
          <table:table-cell table:style-name="Table15.C2" office:value-type="string">
            <text:p text:style-name="P263"><text:span text:style-name="T99">T</text:span>he request method <text:span text:style-name="T99">was not one of:</text:span> GET, <text:span text:style-name="T162">POST</text:span>.</text:p>
          </table:table-cell>
        </table:table-row>
        <table:table-row>
          <table:table-cell table:style-name="Table15.A2" office:value-type="string">
            <text:p text:style-name="P268">406</text:p>
          </table:table-cell>
          <table:table-cell table:style-name="Table15.A2" office:value-type="string">
            <text:p text:style-name="P268">Not Acceptable</text:p>
          </table:table-cell>
          <table:table-cell table:style-name="Table15.C2" office:value-type="string">
            <text:p text:style-name="P272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284">410</text:p>
          </table:table-cell>
          <table:table-cell table:style-name="Table15.A2" office:value-type="string">
            <text:p text:style-name="P284">Gone</text:p>
          </table:table-cell>
          <table:table-cell table:style-name="Table15.C2" office:value-type="string">
            <text:p text:style-name="P287">A <text:span text:style-name="T163">user</text:span>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</table:table>
      <text:p text:style-name="P140"/>
      <text:p text:style-name="P341">Example<text:span text:style-name="T11">s</text:span></text:p>
      <text:p text:style-name="P20"/>
      <text:p text:style-name="P23"><text:span text:style-name="T64">GE</text:span>T <text:span text:style-name="T70">/</text:span><text:span text:style-name="T71">apis/02586941785</text:span>/<text:span text:style-name="T50">user/</text:span><text:span text:style-name="T13">1421427848</text:span><text:span text:style-name="T66">/</text:span><text:span text:style-name="T67">renewals</text:span><text:span text:style-name="T74">?</text:span><text:span text:style-name="T75">page=</text:span><text:span text:style-name="T76">1</text:span><text:span text:style-name="T75">&amp;records=</text:span><text:span text:style-name="T76">6</text:span></text:p>
      <text:p text:style-name="P90"/>
      <text:p text:style-name="P135">Response Body:</text:p>
      <text:p text:style-name="P135"/>
      <text:p text:style-name="P101">{</text:p>
      <text:p text:style-name="P159"><text:span text:style-name="T12"><text:tab/></text:span><text:span text:style-name="T135">“</text:span><text:span text:style-name="T136">self”:“</text:span><text:a xlink:type="simple" xlink:href="https://api.doga.gov/1.0/templates"><text:span text:style-name="T135">https://login.mywadapi.com/apis/02...85</text:span></text:a><text:a xlink:type="simple" xlink:href="https://api.doga.gov/1.0/templates"><text:span text:style-name="T144">/</text:span></text:a><text:a xlink:type="simple" xlink:href="https://api.doga.gov/1.0/templates"><text:span text:style-name="T148">user/1421427848</text:span></text:a><text:a xlink:type="simple" xlink:href="https://api.doga.gov/1.0/templates"><text:span text:style-name="T135">/</text:span></text:a><text:a xlink:type="simple" xlink:href="https://api.doga.gov/1.0/templates"><text:span text:style-name="T144">renewal</text:span></text:a><text:a xlink:type="simple" xlink:href="https://api.doga.gov/1.0/templates"><text:span text:style-name="T145">s?page=</text:span></text:a><text:a xlink:type="simple" xlink:href="https://api.doga.gov/1.0/templates"><text:span text:style-name="T146">1</text:span></text:a><text:a xlink:type="simple" xlink:href="https://api.doga.gov/1.0/templates"><text:span text:style-name="T145">&amp;records=</text:span></text:a><text:a xlink:type="simple" xlink:href="https://api.doga.gov/1.0/templates"><text:span text:style-name="T147">4</text:span></text:a><text:span text:style-name="T139">”</text:span><text:span text:style-name="T135"><text:tab/>“</text:span><text:span text:style-name="T146">next</text:span><text:span text:style-name="T136">”:“</text:span><text:a xlink:type="simple" xlink:href="https://api.doga.gov/1.0/templates"><text:span text:style-name="T135">https://login.mywadapi.com/apis/02...85</text:span></text:a><text:a xlink:type="simple" xlink:href="https://api.doga.gov/1.0/templates"><text:span text:style-name="T144">/</text:span></text:a><text:a xlink:type="simple" xlink:href="https://api.doga.gov/1.0/templates"><text:span text:style-name="T148">user/1421427848/r</text:span></text:a><text:a xlink:type="simple" xlink:href="https://api.doga.gov/1.0/templates"><text:span text:style-name="T144">enewal</text:span></text:a><text:a xlink:type="simple" xlink:href="https://api.doga.gov/1.0/templates"><text:span text:style-name="T145">s?page=</text:span></text:a><text:a xlink:type="simple" xlink:href="https://api.doga.gov/1.0/templates"><text:span text:style-name="T146">2</text:span></text:a><text:a xlink:type="simple" xlink:href="https://api.doga.gov/1.0/templates"><text:span text:style-name="T145">&amp;records=</text:span></text:a><text:a xlink:type="simple" xlink:href="https://api.doga.gov/1.0/templates"><text:span text:style-name="T147">4</text:span></text:a><text:span text:style-name="T139">”</text:span></text:p>
      <text:p text:style-name="P149"><text:span text:style-name="T21"><text:tab/>“</text:span><text:span text:style-name="T22">total”: “</text:span><text:span text:style-name="T31">10</text:span><text:span text:style-name="T22">”,</text:span></text:p>
      <text:p text:style-name="P128"><text:span text:style-name="T109"><text:tab/>“</text:span><text:span text:style-name="T113">entries</text:span><text:span text:style-name="T111">”:</text:span><text:span text:style-name="T110">[</text:span></text:p>
      <text:p text:style-name="P120"><text:tab/><text:tab/>{</text:p>
      <text:p text:style-name="P120"><text:tab/><text:tab/><text:tab/>“<text:span text:style-name="T164">renewed-at”:</text:span>”<text:span text:style-name="T165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64">renewed-at”:</text:span>”<text:span text:style-name="T165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64">renewed-at”:</text:span>”<text:span text:style-name="T165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64">renewed-at”:</text:span>”<text:span text:style-name="T165">2015-04-25T18:53:38-04:00</text:span>”</text:p>
      <text:p text:style-name="P121"><text:tab/><text:tab/>}</text:p>
      <text:p text:style-name="P122"><text:tab/>]</text:p>
      <text:p text:style-name="P220">}</text:p>
      <text:p text:style-name="P150"/>
      <text:p text:style-name="P222"><text:span text:style-name="T119">POST</text:span><text:span text:style-name="T120"> </text:span><text:span text:style-name="T80"><text:s/></text:span><text:span text:style-name="T88">/</text:span><text:span text:style-name="T89">apis/02586941785</text:span><text:span text:style-name="T81">/</text:span><text:span text:style-name="T82">user/</text:span><text:span text:style-name="T91">1421427848</text:span><text:span text:style-name="T83">/</text:span><text:span text:style-name="T84">renewals</text:span><text:span text:style-name="T85">?</text:span><text:span text:style-name="T86">warrant=</text:span><text:span text:style-name="T87">9710ef450fe8bfs</text:span></text:p>
      <text:p text:style-name="P21"/>
      <text:p text:style-name="P21">Request <text:span text:style-name="T10">Body</text:span>:</text:p>
      <text:p text:style-name="P21"/>
      <text:p text:style-name="P91">{</text:p>
      <text:p text:style-name="P151"><text:tab/><text:span text:style-name="T12">"key":“</text:span><text:span text:style-name="T32">a655c926ddf451e9f75403d593d11371</text:span><text:span text:style-name="T12">“,</text:span></text:p>
      <text:p text:style-name="P112"><text:tab/>“secret”:”<text:span text:style-name="T166">ba7c2707df665879b17dc9b5a88a106a</text:span>“,</text:p>
      <text:p text:style-name="P112"><text:tab/>“<text:span text:style-name="T167">expiry”:1430013910,</text:span></text:p>
      <text:p text:style-name="P110"><text:tab/><text:span text:style-name="T126">“</text:span><text:span text:style-name="T134">renew”:“</text:span><text:a xlink:type="simple" xlink:href="https://api.doga.gov/1.0/user/1421427848/tokens"><text:span text:style-name="T134">https://login.mywadapi.com/apis/0..5/user/1..8/renewals?warrant=d09cd0c24b0a8b59d</text:span></text:a><text:span text:style-name="T134">”</text:span></text:p>
      <text:p text:style-name="P366">}</text:p>
      <text:p text:style-name="P364">/<text:span text:style-name="T184">apis/{api_id}</text:span>/<text:span text:style-name="T42">user/{user_id}/resets</text:span></text:p>
      <text:p text:style-name="P378"/>
      <text:p text:style-name="P379"><text:span text:style-name="T158">A collection of attempted resets of the users password</text:span></text:p>
      <text:p text:style-name="P380"/>
      <text:p text:style-name="P372"><text:span text:style-name="T1">Supported Request </text:span><text:span text:style-name="T2">M</text:span><text:span text:style-name="T1">ethods</text:span></text:p>
      <text:p text:style-name="P370"/>
      <text:p text:style-name="P371">GET – <text:span text:style-name="T160">Returns a list of token reset attempts for the specified user</text:span></text:p>
      <text:p text:style-name="P371"><text:span text:style-name="T159">POST</text:span> – <text:span text:style-name="T161">Requests a reset of the user's password</text:span></text:p>
      <text:p text:style-name="P380"/>
      <text:p text:style-name="P373"><text:span text:style-name="T1">Supported </text:span><text:span text:style-name="T2">F</text:span><text:span text:style-name="T1">ormats</text:span></text:p>
      <text:p text:style-name="P373"/>
      <text:p text:style-name="P381">json</text:p>
      <text:p text:style-name="P381"/>
      <text:p text:style-name="P384">Authentication</text:p>
      <text:p text:style-name="P385"/>
      <text:p text:style-name="P386"><text:span text:style-name="T1">Basic</text:span></text:p>
      <text:p text:style-name="P382"/>
      <text:p text:style-name="P374">Query Parameters<text:span text:style-name="T46"> (GET)</text:span></text:p>
      <text:p text:style-name="P38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43">Name</text:p>
          </table:table-cell>
          <table:table-cell table:style-name="Table7.A1" office:value-type="string">
            <text:p text:style-name="P342">Inclusion</text:p>
          </table:table-cell>
          <table:table-cell table:style-name="Table7.C1" office:value-type="string">
            <text:p text:style-name="P343">Description</text:p>
          </table:table-cell>
        </table:table-row>
        <table:table-row>
          <table:table-cell table:style-name="Table7.A2" office:value-type="string">
            <text:p text:style-name="P345">page</text:p>
          </table:table-cell>
          <table:table-cell table:style-name="Table7.A2" office:value-type="string">
            <text:p text:style-name="P346">optional</text:p>
          </table:table-cell>
          <table:table-cell table:style-name="Table7.C2" office:value-type="string">
            <text:p text:style-name="P345"><text:span text:style-name="T106">The display </text:span>page of a paginated <text:span text:style-name="T186">resets</text:span> list.</text:p>
          </table:table-cell>
        </table:table-row>
        <table:table-row>
          <table:table-cell table:style-name="Table7.A2" office:value-type="string">
            <text:p text:style-name="P345">records</text:p>
          </table:table-cell>
          <table:table-cell table:style-name="Table7.A2" office:value-type="string">
            <text:p text:style-name="P346">optional</text:p>
          </table:table-cell>
          <table:table-cell table:style-name="Table7.C2" office:value-type="string">
            <text:p text:style-name="P345">The number of <text:span text:style-name="T186">resets</text:span> <text:span text:style-name="T107">that make up a page.</text:span></text:p>
          </table:table-cell>
        </table:table-row>
      </table:table>
      <text:p text:style-name="P382"/>
      <text:p text:style-name="P374"><text:span text:style-name="T186">Arguments (POST)</text:span></text:p>
      <text:p text:style-name="P374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43">Name</text:p>
          </table:table-cell>
          <table:table-cell table:style-name="Table10.A1" office:value-type="string">
            <text:p text:style-name="P342">Inclusion</text:p>
          </table:table-cell>
          <table:table-cell table:style-name="Table10.C1" office:value-type="string">
            <text:p text:style-name="P343">Description</text:p>
          </table:table-cell>
        </table:table-row>
        <table:table-row>
          <table:table-cell table:style-name="Table10.A2" office:value-type="string">
            <text:p text:style-name="P361">email</text:p>
          </table:table-cell>
          <table:table-cell table:style-name="Table10.A2" office:value-type="string">
            <text:p text:style-name="P347">required</text:p>
          </table:table-cell>
          <table:table-cell table:style-name="Table10.C2" office:value-type="string">
            <text:p text:style-name="P361">The email address to which Chantico will send the password reset code.</text:p>
          </table:table-cell>
        </table:table-row>
      </table:table>
      <text:p text:style-name="P382"/>
      <text:p text:style-name="P375">Response Errors</text:p>
      <text:p text:style-name="P375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44">Error</text:p>
          </table:table-cell>
          <table:table-cell table:style-name="Table11.A1" office:value-type="string">
            <text:p text:style-name="P344">Reason</text:p>
          </table:table-cell>
          <table:table-cell table:style-name="Table11.C1" office:value-type="string">
            <text:p text:style-name="P343">Description</text:p>
          </table:table-cell>
        </table:table-row>
        <table:table-row>
          <table:table-cell table:style-name="Table11.A2" office:value-type="string">
            <text:p text:style-name="P348">400</text:p>
          </table:table-cell>
          <table:table-cell table:style-name="Table11.A2" office:value-type="string">
            <text:p text:style-name="P348">Bad Request</text:p>
          </table:table-cell>
          <table:table-cell table:style-name="Table11.C2" office:value-type="string">
            <text:p text:style-name="P349"><text:span text:style-name="T170">The 'page' or records' query parameters were missing or invalid or the 'email' argument is invalid</text:span>.</text:p>
          </table:table-cell>
        </table:table-row>
        <table:table-row>
          <table:table-cell table:style-name="Table11.A2" office:value-type="string">
            <text:p text:style-name="P350">401</text:p>
          </table:table-cell>
          <table:table-cell table:style-name="Table11.A2" office:value-type="string">
            <text:p text:style-name="P350">Unauthorized</text:p>
          </table:table-cell>
          <table:table-cell table:style-name="Table11.C2" office:value-type="string">
            <text:p text:style-name="P351">The 'Authori<text:span text:style-name="T97">z</text:span>ation' header <text:span text:style-name="T169">is </text:span>missing and must be supplied.</text:p>
          </table:table-cell>
        </table:table-row>
        <table:table-row>
          <table:table-cell table:style-name="Table11.A2" office:value-type="string">
            <text:p text:style-name="P350">403</text:p>
          </table:table-cell>
          <table:table-cell table:style-name="Table11.A2" office:value-type="string">
            <text:p text:style-name="P350">Forbidden</text:p>
          </table:table-cell>
          <table:table-cell table:style-name="Table11.C2" office:value-type="string">
            <text:p text:style-name="P352">The provided 'Authorization' Header did not include authorised credentials <text:span text:style-name="T186">or </text:span>the request was issued from an unauthorised IP address.</text:p>
          </table:table-cell>
        </table:table-row>
        <table:table-row>
          <table:table-cell table:style-name="Table11.A2" office:value-type="string">
            <text:p text:style-name="P353">404</text:p>
          </table:table-cell>
          <table:table-cell table:style-name="Table11.A2" office:value-type="string">
            <text:p text:style-name="P353">Not Found</text:p>
          </table:table-cell>
          <table:table-cell table:style-name="Table11.C2" office:value-type="string">
            <text:p text:style-name="P354"><text:span text:style-name="T101">No user </text:span>resource presently exist<text:span text:style-name="T125">s</text:span> <text:span text:style-name="T104">at the request URI.</text:span></text:p>
          </table:table-cell>
        </table:table-row>
        <table:table-row>
          <table:table-cell table:style-name="Table11.A2" office:value-type="string">
            <text:p text:style-name="P355">405</text:p>
          </table:table-cell>
          <table:table-cell table:style-name="Table11.A2" office:value-type="string">
            <text:p text:style-name="P355">Method Not Allowed</text:p>
          </table:table-cell>
          <table:table-cell table:style-name="Table11.C2" office:value-type="string">
            <text:p text:style-name="P356"><text:span text:style-name="T99">T</text:span>he request method <text:span text:style-name="T99">was not one of:</text:span> GET, <text:span text:style-name="T162">POST</text:span>.</text:p>
          </table:table-cell>
        </table:table-row>
        <table:table-row>
          <table:table-cell table:style-name="Table11.A2" office:value-type="string">
            <text:p text:style-name="P357">406</text:p>
          </table:table-cell>
          <table:table-cell table:style-name="Table11.A2" office:value-type="string">
            <text:p text:style-name="P357">Not Acceptable</text:p>
          </table:table-cell>
          <table:table-cell table:style-name="Table11.C2" office:value-type="string">
            <text:p text:style-name="P358">The request has 'Accept-*' headers that do not include supported formats (application/json), languages (en) or charsets (utf8).</text:p>
          </table:table-cell>
        </table:table-row>
        <table:table-row>
          <table:table-cell table:style-name="Table11.A2" office:value-type="string">
            <text:p text:style-name="P359">410</text:p>
          </table:table-cell>
          <table:table-cell table:style-name="Table11.A2" office:value-type="string">
            <text:p text:style-name="P359">Gone</text:p>
          </table:table-cell>
          <table:table-cell table:style-name="Table11.C2" office:value-type="string">
            <text:p text:style-name="P360">A <text:span text:style-name="T163">user</text:span>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</table:table>
      <text:p text:style-name="P387"/>
      <text:p text:style-name="P365">Example<text:span text:style-name="T11">s</text:span></text:p>
      <text:p text:style-name="P376"/>
      <text:p text:style-name="P376"><text:span text:style-name="T64">GE</text:span>T <text:span text:style-name="T70">/</text:span><text:span text:style-name="T71">apis/02586941785</text:span>/<text:span text:style-name="T50">user/</text:span><text:span text:style-name="T13">1421427848</text:span><text:span text:style-name="T66">/</text:span><text:span text:style-name="T72">resets</text:span><text:span text:style-name="T74">?</text:span><text:span text:style-name="T75">page=</text:span><text:span text:style-name="T76">1</text:span><text:span text:style-name="T75">&amp;records=</text:span><text:span text:style-name="T76">6</text:span></text:p>
      <text:p text:style-name="P390"/>
      <text:p text:style-name="P388">Response Body:</text:p>
      <text:p text:style-name="P388"/>
      <text:p text:style-name="P392">{</text:p>
      <text:p text:style-name="P389"><text:span text:style-name="T12"><text:tab/></text:span><text:span text:style-name="T135">“</text:span><text:span text:style-name="T136">self”:“</text:span><text:a xlink:type="simple" xlink:href="https://api.doga.gov/1.0/templates"><text:span text:style-name="T135">https://login.mywadapi.com/apis/02...85</text:span></text:a><text:a xlink:type="simple" xlink:href="https://api.doga.gov/1.0/templates"><text:span text:style-name="T144">/</text:span></text:a><text:a xlink:type="simple" xlink:href="https://api.doga.gov/1.0/templates"><text:span text:style-name="T148">user/1421427848</text:span></text:a><text:a xlink:type="simple" xlink:href="https://api.doga.gov/1.0/templates"><text:span text:style-name="T135">/</text:span></text:a><text:a xlink:type="simple" xlink:href="https://api.doga.gov/1.0/templates"><text:span text:style-name="T144">re</text:span></text:a><text:a xlink:type="simple" xlink:href="https://api.doga.gov/1.0/templates"><text:span text:style-name="T149">sets</text:span></text:a><text:a xlink:type="simple" xlink:href="https://api.doga.gov/1.0/templates"><text:span text:style-name="T145">?page=</text:span></text:a><text:a xlink:type="simple" xlink:href="https://api.doga.gov/1.0/templates"><text:span text:style-name="T146">1</text:span></text:a><text:a xlink:type="simple" xlink:href="https://api.doga.gov/1.0/templates"><text:span text:style-name="T145">&amp;records=</text:span></text:a><text:a xlink:type="simple" xlink:href="https://api.doga.gov/1.0/templates"><text:span text:style-name="T147">4</text:span></text:a><text:span text:style-name="T139">”</text:span><text:span text:style-name="T135"><text:tab/>“</text:span><text:span text:style-name="T146">next</text:span><text:span text:style-name="T136">”:“</text:span><text:a xlink:type="simple" xlink:href="https://api.doga.gov/1.0/templates"><text:span text:style-name="T135">https://login.mywadapi.com/apis/02...85</text:span></text:a><text:a xlink:type="simple" xlink:href="https://api.doga.gov/1.0/templates"><text:span text:style-name="T144">/</text:span></text:a><text:a xlink:type="simple" xlink:href="https://api.doga.gov/1.0/templates"><text:span text:style-name="T148">user/1421427848/r</text:span></text:a><text:a xlink:type="simple" xlink:href="https://api.doga.gov/1.0/templates"><text:span text:style-name="T144">e</text:span></text:a><text:a xlink:type="simple" xlink:href="https://api.doga.gov/1.0/templates"><text:span text:style-name="T149">sets</text:span></text:a><text:a xlink:type="simple" xlink:href="https://api.doga.gov/1.0/templates"><text:span text:style-name="T145">?page=</text:span></text:a><text:a xlink:type="simple" xlink:href="https://api.doga.gov/1.0/templates"><text:span text:style-name="T146">2</text:span></text:a><text:a xlink:type="simple" xlink:href="https://api.doga.gov/1.0/templates"><text:span text:style-name="T145">&amp;records=</text:span></text:a><text:a xlink:type="simple" xlink:href="https://api.doga.gov/1.0/templates"><text:span text:style-name="T147">4</text:span></text:a><text:span text:style-name="T139">”</text:span></text:p>
      <text:p text:style-name="P389"><text:span text:style-name="T21"><text:tab/>“</text:span><text:span text:style-name="T22">total”: “</text:span><text:span text:style-name="T31">10</text:span><text:span text:style-name="T22">”,</text:span></text:p>
      <text:p text:style-name="P398"><text:span text:style-name="T109"><text:tab/>“</text:span><text:span text:style-name="T113">entries</text:span><text:span text:style-name="T111">”:</text:span><text:span text:style-name="T110">[</text:span></text:p>
      <text:p text:style-name="P393"><text:tab/><text:tab/>{</text:p>
      <text:p text:style-name="P397"><text:tab/><text:tab/><text:tab/>“status”:”requested”,</text:p>
      <text:p text:style-name="P393"><text:tab/><text:tab/><text:tab/>“<text:span text:style-name="T186">requested-at”:</text:span>”<text:span text:style-name="T165">2015-04-25T18:53:38-04:00</text:span>”,</text:p>
      <text:p text:style-name="P393"><text:tab/><text:tab/><text:tab/>“<text:span text:style-name="T187">reset-at”:””</text:span></text:p>
      <text:p text:style-name="P393"><text:tab/><text:tab/>},</text:p>
      <text:p text:style-name="P394"><text:tab/><text:tab/>{</text:p>
      <text:p text:style-name="P397"><text:tab/><text:tab/><text:tab/>“status”:”requested”,</text:p>
      <text:p text:style-name="P394"><text:tab/><text:tab/><text:tab/>“<text:span text:style-name="T186">requested-at”:</text:span>”<text:span text:style-name="T165">2015-04-25T18:53:38-04:00</text:span>”,</text:p>
      <text:p text:style-name="P394"><text:tab/><text:tab/><text:tab/>“<text:span text:style-name="T187">reset-at”:””</text:span></text:p>
      <text:p text:style-name="P393"><text:tab/><text:tab/>},</text:p>
      <text:p text:style-name="P394"><text:tab/><text:tab/>{</text:p>
      <text:p text:style-name="P397"><text:tab/><text:tab/><text:tab/>“status”:”requested”,</text:p>
      <text:p text:style-name="P394"><text:tab/><text:tab/><text:tab/>“<text:span text:style-name="T186">requested-at”:</text:span>”<text:span text:style-name="T165">2015-04-25T18:53:38-04:00</text:span>”,</text:p>
      <text:p text:style-name="P394"><text:tab/><text:tab/><text:tab/>“<text:span text:style-name="T187">reset-at”:””</text:span></text:p>
      <text:p text:style-name="P393"><text:tab/><text:tab/>},</text:p>
      <text:p text:style-name="P394"><text:tab/><text:tab/>{</text:p>
      <text:p text:style-name="P397"><text:tab/><text:tab/><text:tab/>“status”:”requested”,</text:p>
      <text:p text:style-name="P394"><text:tab/><text:tab/><text:tab/>“<text:span text:style-name="T186">requested-at”:</text:span>”<text:span text:style-name="T165">2015-04-25T18:53:38-04:00</text:span>”,</text:p>
      <text:p text:style-name="P394"><text:tab/><text:tab/><text:tab/>“<text:span text:style-name="T187">reset-at”:””</text:span></text:p>
      <text:p text:style-name="P393"><text:tab/><text:tab/>}</text:p>
      <text:p text:style-name="P395"><text:tab/>]</text:p>
      <text:p text:style-name="P368">}</text:p>
      <text:p text:style-name="P389"/>
      <text:p text:style-name="P399"><text:span text:style-name="T119">POST</text:span><text:span text:style-name="T120"> </text:span><text:span text:style-name="T80"><text:s/></text:span><text:span text:style-name="T88">/</text:span><text:span text:style-name="T89">apis/02586941785</text:span><text:span text:style-name="T81">/</text:span><text:span text:style-name="T82">user/</text:span><text:span text:style-name="T91">1421427848</text:span><text:span text:style-name="T83">/</text:span><text:span text:style-name="T90">resets</text:span></text:p>
      <text:p text:style-name="P376"/>
      <text:p text:style-name="P376">Request <text:span text:style-name="T10">Body</text:span>:</text:p>
      <text:p text:style-name="P376"/>
      <text:p text:style-name="P390">{</text:p>
      <text:p text:style-name="P389"><text:tab/><text:span text:style-name="T12">"</text:span><text:span text:style-name="T39">email</text:span><text:span text:style-name="T12">”:”</text:span><text:span text:style-name="T39">sven@codehutsolutions.com</text:span><text:span text:style-name="T12">”</text:span></text:p>
      <text:p text:style-name="P367">}</text:p>
      <text:p text:style-name="P400"/>
      <text:p text:style-name="P377">R<text:span text:style-name="T187">esponse</text:span> <text:span text:style-name="T10">Body</text:span>:</text:p>
      <text:p text:style-name="P394"/>
      <text:p text:style-name="P394">{</text:p>
      <text:p text:style-name="P397"><text:tab/>“status”:”requested”,</text:p>
      <text:p text:style-name="P394"><text:tab/>“<text:span text:style-name="T186">requested-at”:</text:span>”<text:span text:style-name="T165">2015-04-25T18:53:38-04:00</text:span>”,</text:p>
      <text:p text:style-name="P394"><text:tab/>“<text:span text:style-name="T187">reset-at”:””</text:span></text:p>
      <text:p text:style-name="P369">}</text:p>
      <text:p text:style-name="P363">/apis/{api_id}/whitelist</text:p>
      <text:p text:style-name="P40"/>
      <text:p text:style-name="P62">A co<text:span text:style-name="T43">llection of IP addresses that are approved to send requests regarding the specified API to Chantico. If the whitelist is empty, all incoming requests from non-blacklisted IPs will be honoured.</text:span></text:p>
      <text:p text:style-name="P45"/>
      <text:p text:style-name="P4"><text:span text:style-name="T1">Supported Request </text:span><text:span text:style-name="T2">M</text:span><text:span text:style-name="T1">ethods</text:span></text:p>
      <text:p text:style-name="P45"/>
      <text:p text:style-name="P66">GET – Returns a<text:span text:style-name="T176">ll</text:span> <text:span text:style-name="T117">whitelisted IPs</text:span></text:p>
      <text:p text:style-name="P45">P<text:span text:style-name="T176">U</text:span>T – <text:span text:style-name="T44">Amend the IP addresses on the whitelist</text:span></text:p>
      <text:p text:style-name="P45"/>
      <text:p text:style-name="P10"><text:span text:style-name="T1">Supported </text:span><text:span text:style-name="T2">F</text:span><text:span text:style-name="T1">ormats</text:span></text:p>
      <text:p text:style-name="P10"/>
      <text:p text:style-name="P51">json</text:p>
      <text:p text:style-name="P51"/>
      <text:p text:style-name="P163">Authentication</text:p>
      <text:p text:style-name="P10"/>
      <text:p text:style-name="P70">Basic <text:span text:style-name="T45">(Only Chantico root user can view or modify the whitelist)</text:span></text:p>
      <text:p text:style-name="P4"/>
      <text:p text:style-name="P27">Arguments <text:span text:style-name="T46">(POST)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2">Name</text:p>
          </table:table-cell>
          <table:table-cell table:style-name="Table8.A1" office:value-type="string">
            <text:p text:style-name="P226">Inclusion</text:p>
          </table:table-cell>
          <table:table-cell table:style-name="Table8.C1" office:value-type="string">
            <text:p text:style-name="P232">Description</text:p>
          </table:table-cell>
        </table:table-row>
        <table:table-row>
          <table:table-cell table:style-name="Table8.A2" office:value-type="string">
            <text:p text:style-name="P290">ip<text:span text:style-name="T172">s</text:span></text:p>
          </table:table-cell>
          <table:table-cell table:style-name="Table8.A2" office:value-type="string">
            <text:p text:style-name="P242">required</text:p>
          </table:table-cell>
          <table:table-cell table:style-name="Table8.C2" office:value-type="string">
            <text:p text:style-name="P290"><text:span text:style-name="T172">A list of IP addresses to be added to the whitelist</text:span>.</text:p>
          </table:table-cell>
        </table:table-row>
      </table:table>
      <text:p text:style-name="P57"/>
      <text:p text:style-name="P33">Response Errors</text:p>
      <text:p text:style-name="P3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8">Error</text:p>
          </table:table-cell>
          <table:table-cell table:style-name="Table9.A1" office:value-type="string">
            <text:p text:style-name="P238">Reason</text:p>
          </table:table-cell>
          <table:table-cell table:style-name="Table9.C1" office:value-type="string">
            <text:p text:style-name="P232">Description</text:p>
          </table:table-cell>
        </table:table-row>
        <table:table-row>
          <table:table-cell table:style-name="Table9.A2" office:value-type="string">
            <text:p text:style-name="P251">400</text:p>
          </table:table-cell>
          <table:table-cell table:style-name="Table9.A2" office:value-type="string">
            <text:p text:style-name="P251">Bad Request</text:p>
          </table:table-cell>
          <table:table-cell table:style-name="Table9.C2" office:value-type="string">
            <text:p text:style-name="P256"><text:span text:style-name="T99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251">401</text:p>
          </table:table-cell>
          <table:table-cell table:style-name="Table9.A2" office:value-type="string">
            <text:p text:style-name="P251">Unauthorized</text:p>
          </table:table-cell>
          <table:table-cell table:style-name="Table9.C2" office:value-type="string">
            <text:p text:style-name="P257">The 'Authori<text:span text:style-name="T97">z</text:span>ation' header is missing and must be supplied.</text:p>
          </table:table-cell>
        </table:table-row>
        <table:table-row>
          <table:table-cell table:style-name="Table9.A2" office:value-type="string">
            <text:p text:style-name="P251">403</text:p>
          </table:table-cell>
          <table:table-cell table:style-name="Table9.A2" office:value-type="string">
            <text:p text:style-name="P251">Forbidden</text:p>
          </table:table-cell>
          <table:table-cell table:style-name="Table9.C2" office:value-type="string">
            <text:p text:style-name="P293">The request authorisation did not include <text:span text:style-name="T173">Chantico root</text:span> credentials, <text:span text:style-name="T179">the client IP has been blacklisted, or is absent from an existent whitelist,</text:span><text:span text:style-name="T65"> </text:span><text:span text:style-name="T68">or the If-Match and ETag headers were missing</text:span><text:span text:style-name="T65">.</text:span></text:p>
          </table:table-cell>
        </table:table-row>
        <table:table-row>
          <table:table-cell table:style-name="Table9.A2" office:value-type="string">
            <text:p text:style-name="P260">405</text:p>
          </table:table-cell>
          <table:table-cell table:style-name="Table9.A2" office:value-type="string">
            <text:p text:style-name="P260">Method Not Allowed</text:p>
          </table:table-cell>
          <table:table-cell table:style-name="Table9.C2" office:value-type="string">
            <text:p text:style-name="P264"><text:span text:style-name="T99">T</text:span>he request method <text:span text:style-name="T99">was not one of:</text:span> GET, <text:span text:style-name="T162">PUT</text:span>.</text:p>
          </table:table-cell>
        </table:table-row>
        <table:table-row>
          <table:table-cell table:style-name="Table9.A2" office:value-type="string">
            <text:p text:style-name="P267">406</text:p>
          </table:table-cell>
          <table:table-cell table:style-name="Table9.A2" office:value-type="string">
            <text:p text:style-name="P267">Not Acceptable</text:p>
          </table:table-cell>
          <table:table-cell table:style-name="Table9.C2" office:value-type="string">
            <text:p text:style-name="P273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291">409</text:p>
          </table:table-cell>
          <table:table-cell table:style-name="Table9.A2" office:value-type="string">
            <text:p text:style-name="P291">Conflict</text:p>
          </table:table-cell>
          <table:table-cell table:style-name="Table9.C2" office:value-type="string">
            <text:p text:style-name="P333"><text:span text:style-name="T171">The white list contains duplicate IPs</text:span>.</text:p>
          </table:table-cell>
        </table:table-row>
        <table:table-row>
          <table:table-cell table:style-name="Table9.A2" office:value-type="string">
            <text:p text:style-name="P270">412</text:p>
          </table:table-cell>
          <table:table-cell table:style-name="Table9.A2" office:value-type="string">
            <text:p text:style-name="P270">Precondition Failed</text:p>
          </table:table-cell>
          <table:table-cell table:style-name="Table9.C2" office:value-type="string">
            <text:p text:style-name="P275">The <text:span text:style-name="T174">whitelist'</text:span>s state has changed since the specified Modified-Date and ETag were issued.</text:p>
          </table:table-cell>
        </table:table-row>
      </table:table>
      <text:p text:style-name="P18"/>
      <text:p text:style-name="P18"/>
      <text:p text:style-name="P339">Example<text:span text:style-name="T11">s</text:span></text:p>
      <text:p text:style-name="P18"/>
      <text:p text:style-name="P39">GET <text:span text:style-name="T73">/</text:span><text:span text:style-name="T77">apis/02586941785</text:span><text:span text:style-name="T78">/</text:span><text:span text:style-name="T118">whitelist</text:span></text:p>
      <text:p text:style-name="P92"/>
      <text:p text:style-name="P136">Response Body:</text:p>
      <text:p text:style-name="P136"/>
      <text:p text:style-name="P102">{</text:p>
      <text:p text:style-name="P152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52"><text:span text:style-name="T21"><text:tab/>“</text:span><text:span text:style-name="T22">total”: “</text:span><text:span text:style-name="T35">5</text:span><text:span text:style-name="T22">”,</text:span></text:p>
      <text:p text:style-name="P129"><text:span text:style-name="T109"><text:tab/>“</text:span><text:span text:style-name="T114">ips</text:span><text:span text:style-name="T111">”:</text:span><text:span text:style-name="T110">[</text:span></text:p>
      <text:p text:style-name="P153"><text:span text:style-name="T12"><text:tab/><text:tab/></text:span><text:span text:style-name="T14">”</text:span><text:span text:style-name="T26">226.118.69.200</text:span><text:span text:style-name="T14">”,</text:span></text:p>
      <text:p text:style-name="P153"><text:span text:style-name="T12"><text:tab/><text:tab/></text:span><text:span text:style-name="T14">”</text:span><text:span text:style-name="T27">244.146.237.16</text:span><text:span text:style-name="T14">”,</text:span></text:p>
      <text:p text:style-name="P153"><text:span text:style-name="T12"><text:tab/><text:tab/></text:span><text:span text:style-name="T14">”</text:span><text:span text:style-name="T27">136.34.223.64</text:span><text:span text:style-name="T14">”,</text:span></text:p>
      <text:p text:style-name="P153"><text:span text:style-name="T12"><text:tab/><text:tab/></text:span><text:span text:style-name="T14">”</text:span><text:span text:style-name="T28">205.194.103.57</text:span><text:span text:style-name="T14">”,</text:span></text:p>
      <text:p text:style-name="P153"><text:span text:style-name="T12"><text:tab/><text:tab/></text:span><text:span text:style-name="T14">”</text:span><text:span text:style-name="T28">8.86.227.193</text:span><text:span text:style-name="T14">”</text:span></text:p>
      <text:p text:style-name="P123"><text:tab/>]</text:p>
      <text:p text:style-name="P102">}</text:p>
      <text:p text:style-name="P18"/>
      <text:p text:style-name="P24"><text:span text:style-name="T175">PUT</text:span> <text:span text:style-name="T79">/</text:span><text:span text:style-name="T77">apis/02586941785</text:span><text:span text:style-name="T73">/</text:span><text:span text:style-name="T121">whitelist</text:span></text:p>
      <text:p text:style-name="P18"/>
      <text:p text:style-name="P18">Request <text:span text:style-name="T10">Body</text:span>:</text:p>
      <text:p text:style-name="P18"/>
      <text:p text:style-name="P93">{</text:p>
      <text:p text:style-name="P115"><text:tab/>“ips”:[</text:p>
      <text:p text:style-name="P154"><text:span text:style-name="T12"><text:tab/><text:tab/></text:span><text:span text:style-name="T14">”</text:span><text:span text:style-name="T26">226.118.69.200</text:span><text:span text:style-name="T14">”,</text:span></text:p>
      <text:p text:style-name="P154"><text:span text:style-name="T12"><text:tab/><text:tab/></text:span><text:span text:style-name="T14">”</text:span><text:span text:style-name="T27">136.34.223.64</text:span><text:span text:style-name="T14">”,</text:span></text:p>
      <text:p text:style-name="P154"><text:span text:style-name="T12"><text:tab/><text:tab/></text:span><text:span text:style-name="T14">”</text:span><text:span text:style-name="T28">8.86.227.193</text:span><text:span text:style-name="T14">”</text:span></text:p>
      <text:p text:style-name="P124"><text:tab/>]</text:p>
      <text:p text:style-name="P85">}</text:p>
      <text:p text:style-name="P85"/>
      <text:p text:style-name="P137">Response Body:</text:p>
      <text:p text:style-name="P137"/>
      <text:p text:style-name="P103">{</text:p>
      <text:p text:style-name="P155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55"><text:span text:style-name="T21"><text:tab/>“</text:span><text:span text:style-name="T22">total”: “</text:span><text:span text:style-name="T36">3</text:span><text:span text:style-name="T22">”,</text:span></text:p>
      <text:p text:style-name="P130"><text:span text:style-name="T109"><text:tab/>“</text:span><text:span text:style-name="T114">ips</text:span><text:span text:style-name="T111">”:</text:span><text:span text:style-name="T110">[</text:span></text:p>
      <text:p text:style-name="P155"><text:span text:style-name="T12"><text:tab/><text:tab/></text:span><text:span text:style-name="T14">”</text:span><text:span text:style-name="T26">226.118.69.200</text:span><text:span text:style-name="T14">”,</text:span></text:p>
      <text:p text:style-name="P155"><text:span text:style-name="T12"><text:tab/><text:tab/></text:span><text:span text:style-name="T14">”</text:span><text:span text:style-name="T27">136.34.223.64</text:span><text:span text:style-name="T14">”,</text:span></text:p>
      <text:p text:style-name="P155"><text:span text:style-name="T12"><text:tab/><text:tab/></text:span><text:span text:style-name="T14">”</text:span><text:span text:style-name="T28">8.86.227.193</text:span><text:span text:style-name="T14">”</text:span></text:p>
      <text:p text:style-name="P125"><text:tab/>]</text:p>
      <text:p text:style-name="P103">}</text:p>
      <text:p text:style-name="P337">/<text:span text:style-name="T185">apis/{api_id}</text:span>/<text:span text:style-name="T122">blacklist</text:span></text:p>
      <text:p text:style-name="P41"/>
      <text:p text:style-name="P63">A co<text:span text:style-name="T43">llection of IP addresses that are explicitly banned from sending requests to Chantico. If the blacklist is empty, all incoming requests (unless there is a whitelist) will be honoured.</text:span></text:p>
      <text:p text:style-name="P46"/>
      <text:p text:style-name="P5"><text:span text:style-name="T1">Supported Request </text:span><text:span text:style-name="T2">M</text:span><text:span text:style-name="T1">ethods</text:span></text:p>
      <text:p text:style-name="P48"/>
      <text:p text:style-name="P67">GET – Returns a<text:span text:style-name="T176">ll blacklisted IPs</text:span></text:p>
      <text:p text:style-name="P48">P<text:span text:style-name="T176">U</text:span>T – <text:span text:style-name="T44">Amend the IP addresses on the blacklist</text:span></text:p>
      <text:p text:style-name="P46"/>
      <text:p text:style-name="P11"><text:span text:style-name="T1">Supported </text:span><text:span text:style-name="T2">F</text:span><text:span text:style-name="T1">ormats</text:span></text:p>
      <text:p text:style-name="P11"/>
      <text:p text:style-name="P52">json</text:p>
      <text:p text:style-name="P52"/>
      <text:p text:style-name="P164">Authentication</text:p>
      <text:p text:style-name="P11"/>
      <text:p text:style-name="P71">Basic <text:span text:style-name="T45">(Only Chantico root user can view or modify the blacklist)</text:span></text:p>
      <text:p text:style-name="P5"/>
      <text:p text:style-name="P28">Arguments <text:span text:style-name="T46">(POST)</text:span></text:p>
      <text:p text:style-name="P5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3">Name</text:p>
          </table:table-cell>
          <table:table-cell table:style-name="Table12.A1" office:value-type="string">
            <text:p text:style-name="P227">Inclusion</text:p>
          </table:table-cell>
          <table:table-cell table:style-name="Table12.C1" office:value-type="string">
            <text:p text:style-name="P233">Description</text:p>
          </table:table-cell>
        </table:table-row>
        <table:table-row>
          <table:table-cell table:style-name="Table12.A2" office:value-type="string">
            <text:p text:style-name="P290">ip<text:span text:style-name="T172">s</text:span></text:p>
          </table:table-cell>
          <table:table-cell table:style-name="Table12.A2" office:value-type="string">
            <text:p text:style-name="P242">required</text:p>
          </table:table-cell>
          <table:table-cell table:style-name="Table12.C2" office:value-type="string">
            <text:p text:style-name="P290"><text:span text:style-name="T172">A list of IP addresses to be added to the blacklist</text:span>.</text:p>
          </table:table-cell>
        </table:table-row>
      </table:table>
      <text:p text:style-name="P58"/>
      <text:p text:style-name="P34">Response Errors</text:p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39">Error</text:p>
          </table:table-cell>
          <table:table-cell table:style-name="Table13.A1" office:value-type="string">
            <text:p text:style-name="P239">Reason</text:p>
          </table:table-cell>
          <table:table-cell table:style-name="Table13.C1" office:value-type="string">
            <text:p text:style-name="P233">Description</text:p>
          </table:table-cell>
        </table:table-row>
        <table:table-row>
          <table:table-cell table:style-name="Table13.A2" office:value-type="string">
            <text:p text:style-name="P251">400</text:p>
          </table:table-cell>
          <table:table-cell table:style-name="Table13.A2" office:value-type="string">
            <text:p text:style-name="P251">Bad Request</text:p>
          </table:table-cell>
          <table:table-cell table:style-name="Table13.C2" office:value-type="string">
            <text:p text:style-name="P256"><text:span text:style-name="T99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251">401</text:p>
          </table:table-cell>
          <table:table-cell table:style-name="Table13.A2" office:value-type="string">
            <text:p text:style-name="P251">Unauthorized</text:p>
          </table:table-cell>
          <table:table-cell table:style-name="Table13.C2" office:value-type="string">
            <text:p text:style-name="P257">The 'Authori<text:span text:style-name="T97">z</text:span>ation' header is missing and must be supplied.</text:p>
          </table:table-cell>
        </table:table-row>
        <table:table-row>
          <table:table-cell table:style-name="Table13.A2" office:value-type="string">
            <text:p text:style-name="P251">403</text:p>
          </table:table-cell>
          <table:table-cell table:style-name="Table13.A2" office:value-type="string">
            <text:p text:style-name="P251">Forbidden</text:p>
          </table:table-cell>
          <table:table-cell table:style-name="Table13.C2" office:value-type="string">
            <text:p text:style-name="P293">The request authorisation did not include <text:span text:style-name="T173">Chantico root</text:span> credentials, <text:span text:style-name="T179">the client IP has been blacklisted, or is absent from an existent whitelist,</text:span><text:span text:style-name="T65"> </text:span><text:span text:style-name="T68">or the If-Match and ETag headers were missing</text:span><text:span text:style-name="T65">.</text:span></text:p>
          </table:table-cell>
        </table:table-row>
        <table:table-row>
          <table:table-cell table:style-name="Table13.A2" office:value-type="string">
            <text:p text:style-name="P260">405</text:p>
          </table:table-cell>
          <table:table-cell table:style-name="Table13.A2" office:value-type="string">
            <text:p text:style-name="P260">Method Not Allowed</text:p>
          </table:table-cell>
          <table:table-cell table:style-name="Table13.C2" office:value-type="string">
            <text:p text:style-name="P264"><text:span text:style-name="T99">T</text:span>he request method <text:span text:style-name="T99">was not one of:</text:span> GET, <text:span text:style-name="T162">PUT</text:span>.</text:p>
          </table:table-cell>
        </table:table-row>
        <table:table-row>
          <table:table-cell table:style-name="Table13.A2" office:value-type="string">
            <text:p text:style-name="P267">406</text:p>
          </table:table-cell>
          <table:table-cell table:style-name="Table13.A2" office:value-type="string">
            <text:p text:style-name="P267">Not Acceptable</text:p>
          </table:table-cell>
          <table:table-cell table:style-name="Table13.C2" office:value-type="string">
            <text:p text:style-name="P273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291">409</text:p>
          </table:table-cell>
          <table:table-cell table:style-name="Table13.A2" office:value-type="string">
            <text:p text:style-name="P291">Conflict</text:p>
          </table:table-cell>
          <table:table-cell table:style-name="Table13.C2" office:value-type="string">
            <text:p text:style-name="P333"><text:span text:style-name="T171">The blacklist contains duplicate IPs</text:span>.</text:p>
          </table:table-cell>
        </table:table-row>
        <table:table-row>
          <table:table-cell table:style-name="Table13.A2" office:value-type="string">
            <text:p text:style-name="P270">412</text:p>
          </table:table-cell>
          <table:table-cell table:style-name="Table13.A2" office:value-type="string">
            <text:p text:style-name="P270">Precondition Failed</text:p>
          </table:table-cell>
          <table:table-cell table:style-name="Table13.C2" office:value-type="string">
            <text:p text:style-name="P275">The <text:span text:style-name="T177">blacklist's</text:span> state has changed since the specified Modified-Date and ETag were issued.</text:p>
          </table:table-cell>
        </table:table-row>
      </table:table>
      <text:p text:style-name="P19"/>
      <text:p text:style-name="P19"/>
      <text:p text:style-name="P340">Example<text:span text:style-name="T11">s</text:span></text:p>
      <text:p text:style-name="P19"/>
      <text:p text:style-name="P39">GET <text:span text:style-name="T73">/</text:span><text:span text:style-name="T77">apis/02586941785</text:span><text:span text:style-name="T78">/</text:span><text:span text:style-name="T123">blacklist</text:span></text:p>
      <text:p text:style-name="P37"/>
      <text:p text:style-name="P37">Response Body:</text:p>
      <text:p text:style-name="P37"/>
      <text:p text:style-name="P77">{</text:p>
      <text:p text:style-name="P147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47"><text:span text:style-name="T21"><text:tab/>“</text:span><text:span text:style-name="T22">total”: “</text:span><text:span text:style-name="T29">3</text:span><text:span text:style-name="T22">”,</text:span></text:p>
      <text:p text:style-name="P107"><text:tab/>“<text:span text:style-name="T178">ips</text:span>”:[</text:p>
      <text:p text:style-name="P148"><text:span text:style-name="T12"><text:tab/><text:tab/></text:span><text:span text:style-name="T14">”</text:span><text:span text:style-name="T30">21.241.91.51</text:span><text:span text:style-name="T14">”,</text:span></text:p>
      <text:p text:style-name="P148"><text:span text:style-name="T12"><text:tab/><text:tab/></text:span><text:span text:style-name="T14">”</text:span><text:span text:style-name="T30">121.159.217.140</text:span><text:span text:style-name="T14">”,</text:span></text:p>
      <text:p text:style-name="P148"><text:span text:style-name="T12"><text:tab/><text:tab/></text:span><text:span text:style-name="T14">”</text:span><text:span text:style-name="T30">9.90.67.221</text:span><text:span text:style-name="T14">”</text:span></text:p>
      <text:p text:style-name="P118"><text:tab/><text:span text:style-name="T115">]</text:span></text:p>
      <text:p text:style-name="P77">}</text:p>
      <text:p text:style-name="P19"/>
      <text:p text:style-name="P24"><text:span text:style-name="T178">PUT</text:span> <text:span text:style-name="T79">/</text:span><text:span text:style-name="T77">apis/02586941785</text:span><text:span text:style-name="T73">/</text:span><text:span text:style-name="T124">blacklist</text:span></text:p>
      <text:p text:style-name="P19"/>
      <text:p text:style-name="P19">Request <text:span text:style-name="T10">Body</text:span>:</text:p>
      <text:p text:style-name="P19"/>
      <text:p text:style-name="P94">{</text:p>
      <text:p text:style-name="P113"><text:tab/>“<text:span text:style-name="T178">ips</text:span>”:[</text:p>
      <text:p text:style-name="P156"><text:span text:style-name="T12"><text:tab/><text:tab/></text:span><text:span text:style-name="T14">”</text:span><text:span text:style-name="T30">21.241.91.51</text:span><text:span text:style-name="T14">”,</text:span></text:p>
      <text:p text:style-name="P126"><text:tab/><text:tab/>“117.254.239.253”,</text:p>
      <text:p text:style-name="P156"><text:span text:style-name="T12"><text:tab/><text:tab/></text:span><text:span text:style-name="T14">”</text:span><text:span text:style-name="T30">121.159.217.140</text:span><text:span text:style-name="T14">”,</text:span></text:p>
      <text:p text:style-name="P156"><text:span text:style-name="T12"><text:tab/><text:tab/></text:span><text:span text:style-name="T14">”</text:span><text:span text:style-name="T30">9.90.67.221</text:span><text:span text:style-name="T14">”,</text:span></text:p>
      <text:p text:style-name="P157"><text:span text:style-name="T14"><text:tab/><text:tab/>“</text:span><text:span text:style-name="T37">58.191.194.89”</text:span></text:p>
      <text:p text:style-name="P119"><text:tab/><text:span text:style-name="T115">]</text:span></text:p>
      <text:p text:style-name="P86">}</text:p>
      <text:p text:style-name="P86"/>
      <text:p text:style-name="P138">Response Body:</text:p>
      <text:p text:style-name="P38"/>
      <text:p text:style-name="P78">{</text:p>
      <text:p text:style-name="P156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56"><text:span text:style-name="T21"><text:tab/>“</text:span><text:span text:style-name="T22">total”: “</text:span><text:span text:style-name="T38">5</text:span><text:span text:style-name="T22">”,</text:span></text:p>
      <text:p text:style-name="P114"><text:tab/>“<text:span text:style-name="T178">ips</text:span>”:[</text:p>
      <text:p text:style-name="P158"><text:span text:style-name="T12"><text:tab/><text:tab/></text:span><text:span text:style-name="T14">”</text:span><text:span text:style-name="T30">21.241.91.51</text:span><text:span text:style-name="T14">”,</text:span></text:p>
      <text:p text:style-name="P127"><text:tab/><text:tab/>“117.254.239.253”,</text:p>
      <text:p text:style-name="P158"><text:span text:style-name="T12"><text:tab/><text:tab/></text:span><text:span text:style-name="T14">”</text:span><text:span text:style-name="T30">121.159.217.140</text:span><text:span text:style-name="T14">”,</text:span></text:p>
      <text:p text:style-name="P158"><text:span text:style-name="T12"><text:tab/><text:tab/></text:span><text:span text:style-name="T14">”</text:span><text:span text:style-name="T30">9.90.67.221</text:span><text:span text:style-name="T14">”,</text:span></text:p>
      <text:p text:style-name="P158"><text:span text:style-name="T14"><text:tab/><text:tab/>“</text:span><text:span text:style-name="T37">58.191.194.89”</text:span></text:p>
      <text:p text:style-name="P119"><text:tab/><text:span text:style-name="T115">]</text:span></text:p>
      <text:p text:style-name="P16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8.2$Linux_X86_64 LibreOffice_project/420m0$Build-2</meta:generator>
    <dc:date>2016-01-02T21:22:27.561565800</dc:date>
    <meta:editing-duration>P1DT13H8M1S</meta:editing-duration>
    <meta:editing-cycles>275</meta:editing-cycles>
    <meta:document-statistic meta:table-count="16" meta:image-count="0" meta:object-count="0" meta:page-count="14" meta:paragraph-count="571" meta:word-count="1876" meta:character-count="15152" meta:non-whitespace-character-count="13580"/>
  </office:meta>
</office:document-meta>
</file>